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0.9783in"/>
    </style:style>
    <style:style style:name="co7" style:family="table-column">
      <style:table-column-properties fo:break-before="auto" style:column-width="1.0862in"/>
    </style:style>
    <style:style style:name="co8" style:family="table-column">
      <style:table-column-properties fo:break-before="auto" style:column-width="4.0882in"/>
    </style:style>
    <style:style style:name="co9" style:family="table-column">
      <style:table-column-properties fo:break-before="auto" style:column-width="0.4425in"/>
    </style:style>
    <style:style style:name="co10" style:family="table-column">
      <style:table-column-properties fo:break-before="auto" style:column-width="0.9646in"/>
    </style:style>
    <style:style style:name="co11" style:family="table-column">
      <style:table-column-properties fo:break-before="auto" style:column-width="1.4256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1.1256in"/>
    </style:style>
    <style:style style:name="co14" style:family="table-column">
      <style:table-column-properties fo:break-before="auto" style:column-width="1.3398in"/>
    </style:style>
    <style:style style:name="co15" style:family="table-column">
      <style:table-column-properties fo:break-before="auto" style:column-width="0.55in"/>
    </style:style>
    <style:style style:name="co16" style:family="table-column">
      <style:table-column-properties fo:break-before="auto" style:column-width="1.4472in"/>
    </style:style>
    <style:style style:name="co17" style:family="table-column">
      <style:table-column-properties fo:break-before="auto" style:column-width="0.4071in"/>
    </style:style>
    <style:style style:name="co18" style:family="table-column">
      <style:table-column-properties fo:break-before="auto" style:column-width="1.361in"/>
    </style:style>
    <style:style style:name="co19" style:family="table-column">
      <style:table-column-properties fo:break-before="auto" style:column-width="1.3827in"/>
    </style:style>
    <style:style style:name="co20" style:family="table-column">
      <style:table-column-properties fo:break-before="auto" style:column-width="1.2543in"/>
    </style:style>
    <style:style style:name="co21" style:family="table-column">
      <style:table-column-properties fo:break-before="auto" style:column-width="1.2327in"/>
    </style:style>
    <style:style style:name="co22" style:family="table-column">
      <style:table-column-properties fo:break-before="auto" style:column-width="1.3291in"/>
    </style:style>
    <style:style style:name="co23" style:family="table-column">
      <style:table-column-properties fo:break-before="auto" style:column-width="0.45in"/>
    </style:style>
    <style:style style:name="co24" style:family="table-column">
      <style:table-column-properties fo:break-before="auto" style:column-width="0.4819in"/>
    </style:style>
    <style:style style:name="co25" style:family="table-column">
      <style:table-column-properties fo:break-before="auto" style:column-width="0.4283in"/>
    </style:style>
    <style:style style:name="co26" style:family="table-column">
      <style:table-column-properties fo:break-before="auto" style:column-width="0.4929in"/>
    </style:style>
    <style:style style:name="co27" style:family="table-column">
      <style:table-column-properties fo:break-before="auto" style:column-width="1.4043in"/>
    </style:style>
    <style:style style:name="co28" style:family="table-column">
      <style:table-column-properties fo:break-before="auto" style:column-width="1.6075in"/>
    </style:style>
    <style:style style:name="co29" style:family="table-column">
      <style:table-column-properties fo:break-before="auto" style:column-width="1.061in"/>
    </style:style>
    <style:style style:name="co30" style:family="table-column">
      <style:table-column-properties fo:break-before="auto" style:column-width="1.622in"/>
    </style:style>
    <style:style style:name="co31" style:family="table-column">
      <style:table-column-properties fo:break-before="auto" style:column-width="0.6571in"/>
    </style:style>
    <style:style style:name="co32" style:family="table-column">
      <style:table-column-properties fo:break-before="auto" style:column-width="1.7291in"/>
    </style:style>
    <style:style style:name="co33" style:family="table-column">
      <style:table-column-properties fo:break-before="auto" style:column-width="1.9437in"/>
    </style:style>
    <style:style style:name="co34" style:family="table-column">
      <style:table-column-properties fo:break-before="auto" style:column-width="2.1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2" style:family="table-cell" style:parent-style-name="Default">
      <style:table-cell-properties fo:background-color="#1c1c1c" style:text-align-source="fix" style:repeat-content="false" style:vertical-align="middle"/>
      <style:paragraph-properties fo:text-align="center"/>
      <style:text-properties style:font-name="FreeMono" fo:font-size="12pt" style:font-size-asian="12pt" style:font-size-complex="12pt"/>
    </style:style>
    <style:style style:name="ce7" style:family="table-cell" style:parent-style-name="Default">
      <style:table-cell-properties fo:background-color="#1c1c1c"/>
      <style:text-properties fo:color="#ffffff" style:font-name="FreeMono" fo:font-size="12pt" style:font-size-asian="12pt" style:font-size-complex="12pt"/>
    </style:style>
    <style:style style:name="ce8" style:family="table-cell" style:parent-style-name="Default">
      <style:text-properties style:font-name="FreeMono" fo:font-size="12pt" style:font-size-asian="12pt" style:font-size-complex="12pt"/>
    </style:style>
    <style:style style:name="ce9" style:family="table-cell" style:parent-style-name="Default" style:data-style-name="N2">
      <style:text-properties style:font-name="FreeMono" fo:font-size="12pt" style:font-size-asian="12pt" style:font-size-complex="12pt"/>
    </style:style>
    <style:style style:name="ce10" style:family="table-cell" style:parent-style-name="Default">
      <style:table-cell-properties fo:background-color="#1c1c1c" style:text-align-source="fix" style:repeat-content="false" fo:wrap-option="wrap" style:vertical-align="middle"/>
      <style:paragraph-properties fo:text-align="center" fo:margin-left="0in"/>
      <style:text-properties fo:color="#ffffff" style:text-outline="false" style:text-line-through-style="none" style:text-line-through-type="none" style:font-name="Free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Free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Free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Free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Free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21" style:family="table-cell" style:parent-style-name="Default">
      <style:table-cell-properties fo:background-color="#1c1c1c" style:text-align-source="fix" style:repeat-content="false" style:vertical-align="middle"/>
      <style:paragraph-properties fo:text-align="center" fo:margin-left="0in"/>
      <style:text-properties fo:color="#ffffff" style:font-name="FreeMono" fo:font-size="12pt" style:font-size-asian="12pt" style:font-size-complex="12pt"/>
    </style:style>
    <style:style style:name="ce22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ffffff" style:font-name="FreeMono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FreeMono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Mon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Gear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row table:style-name="ro1">
          <table:table-cell table:style-name="ce2" office:value-type="string" calcext:value-type="string" table:number-columns-spanned="3" table:number-rows-spanned="1">
            <text:p>Gear System</text:p>
          </table:table-cell>
          <table:covered-table-cell table:number-columns-repeated="2"/>
        </table:table-row>
        <table:table-row table:style-name="ro1">
          <table:table-cell table:style-name="ce7" office:value-type="string" calcext:value-type="string">
            <text:p>Property</text:p>
          </table:table-cell>
          <table:table-cell table:style-name="ce7" office:value-type="string" calcext:value-type="string">
            <text:p>Exp. Value</text:p>
          </table:table-cell>
          <table:table-cell table:style-name="ce7" office:value-type="string" calcext:value-type="string">
            <text:p>Time(S)</text:p>
          </table:table-cell>
        </table:table-row>
        <table:table-row table:style-name="ro1">
          <table:table-cell office:value-type="string" calcext:value-type="string">
            <text:p>d==opened</text:p>
          </table:table-cell>
          <table:table-cell office:value-type="float" office:value="0" calcext:value-type="float">
            <text:p>0</text:p>
          </table:table-cell>
          <table:table-cell office:value-type="float" office:value="3.672" calcext:value-type="float">
            <text:p>3.672</text:p>
          </table:table-cell>
        </table:table-row>
        <table:table-row table:style-name="ro1">
          <table:table-cell office:value-type="string" calcext:value-type="string">
            <text:p>g==extended</text:p>
          </table:table-cell>
          <table:table-cell office:value-type="float" office:value="0.49" calcext:value-type="float">
            <text:p>0.49</text:p>
          </table:table-cell>
          <table:table-cell office:value-type="float" office:value="510.79" calcext:value-type="float">
            <text:p>510.79</text:p>
          </table:table-cell>
        </table:table-row>
      </table:table>
      <table:table table:name="P2p-protocol" table:style-name="ta1">
        <table:table-column table:style-name="co5" table:number-columns-repeated="2" table:default-cell-style-name="ce8"/>
        <table:table-column table:style-name="co1" table:default-cell-style-name="ce9"/>
        <table:table-column table:style-name="co6" table:default-cell-style-name="ce9"/>
        <table:table-column table:style-name="co1" table:default-cell-style-name="ce9"/>
        <table:table-row table:style-name="ro1">
          <table:table-cell table:style-name="ce2" office:value-type="string" calcext:value-type="string" table:number-columns-spanned="5" table:number-rows-spanned="1">
            <text:p>P2P-Protocol</text:p>
          </table:table-cell>
          <table:covered-table-cell/>
          <table:covered-table-cell table:number-columns-repeated="3" table:style-name="ce8"/>
        </table:table-row>
        <table:table-row table:style-name="ro1"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blocks sent</text:p>
          </table:table-cell>
          <table:table-cell table:style-name="ce7" office:value-type="string" calcext:value-type="string">
            <text:p>Time (s)</text:p>
          </table:table-cell>
          <table:table-cell table:style-name="ce7" office:value-type="string" calcext:value-type="string">
            <text:p>Trans/block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.75666666666667" calcext:value-type="float">
            <text:p>6.76</text:p>
          </table:table-cell>
          <table:table-cell office:value-type="float" office:value="0.636" calcext:value-type="float">
            <text:p>0.64</text:p>
          </table:table-cell>
          <table:table-cell table:formula="of:=[.C3]/([.A3]*[.B3])" office:value-type="float" office:value="1.68916666666667" calcext:value-type="float">
            <text:p>1.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.37" calcext:value-type="float">
            <text:p>10.37</text:p>
          </table:table-cell>
          <table:table-cell office:value-type="float" office:value="0.487" calcext:value-type="float">
            <text:p>0.49</text:p>
          </table:table-cell>
          <table:table-cell table:formula="of:=[.C4]/([.A4]*[.B4])" office:value-type="float" office:value="1.72833333333333" calcext:value-type="float">
            <text:p>1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.6033333333333" calcext:value-type="float">
            <text:p>14.60</text:p>
          </table:table-cell>
          <table:table-cell office:value-type="float" office:value="0.537" calcext:value-type="float">
            <text:p>0.54</text:p>
          </table:table-cell>
          <table:table-cell table:formula="of:=[.C5]/([.A5]*[.B5])" office:value-type="float" office:value="1.82541666666666" calcext:value-type="float">
            <text:p>1.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.4266666666667" calcext:value-type="float">
            <text:p>19.43</text:p>
          </table:table-cell>
          <table:table-cell office:value-type="float" office:value="0.764" calcext:value-type="float">
            <text:p>0.76</text:p>
          </table:table-cell>
          <table:table-cell table:formula="of:=[.C6]/([.A6]*[.B6])" office:value-type="float" office:value="1.94266666666667" calcext:value-type="float">
            <text:p>1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3.3266666666667" calcext:value-type="float">
            <text:p>23.33</text:p>
          </table:table-cell>
          <table:table-cell office:value-type="float" office:value="0.979" calcext:value-type="float">
            <text:p>0.98</text:p>
          </table:table-cell>
          <table:table-cell table:formula="of:=[.C7]/([.A7]*[.B7])" office:value-type="float" office:value="1.94388888888889" calcext:value-type="float">
            <text:p>1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8.09" calcext:value-type="float">
            <text:p>28.09</text:p>
          </table:table-cell>
          <table:table-cell office:value-type="float" office:value="1.25" calcext:value-type="float">
            <text:p>1.25</text:p>
          </table:table-cell>
          <table:table-cell table:formula="of:=[.C8]/([.A8]*[.B8])" office:value-type="float" office:value="2.00642857142857" calcext:value-type="float">
            <text:p>2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.47" calcext:value-type="float">
            <text:p>32.47</text:p>
          </table:table-cell>
          <table:table-cell office:value-type="float" office:value="1.609" calcext:value-type="float">
            <text:p>1.61</text:p>
          </table:table-cell>
          <table:table-cell table:formula="of:=[.C9]/([.A9]*[.B9])" office:value-type="float" office:value="2.029375" calcext:value-type="float">
            <text:p>2.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8.2066666666667" calcext:value-type="float">
            <text:p>38.21</text:p>
          </table:table-cell>
          <table:table-cell office:value-type="float" office:value="2.013" calcext:value-type="float">
            <text:p>2.01</text:p>
          </table:table-cell>
          <table:table-cell table:formula="of:=[.C10]/([.A10]*[.B10])" office:value-type="float" office:value="2.12259259259259" calcext:value-type="float">
            <text:p>2.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2.0333333333333" calcext:value-type="float">
            <text:p>42.03</text:p>
          </table:table-cell>
          <table:table-cell office:value-type="float" office:value="2.372" calcext:value-type="float">
            <text:p>2.37</text:p>
          </table:table-cell>
          <table:table-cell table:formula="of:=[.C11]/([.A11]*[.B11])" office:value-type="float" office:value="2.10166666666667" calcext:value-type="float">
            <text:p>2.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5.8866666666667" calcext:value-type="float">
            <text:p>45.89</text:p>
          </table:table-cell>
          <table:table-cell office:value-type="float" office:value="2.944" calcext:value-type="float">
            <text:p>2.94</text:p>
          </table:table-cell>
          <table:table-cell table:formula="of:=[.C12]/([.A12]*[.B12])" office:value-type="float" office:value="2.08575757575758" calcext:value-type="float">
            <text:p>2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1.1966666666667" calcext:value-type="float">
            <text:p>51.20</text:p>
          </table:table-cell>
          <table:table-cell office:value-type="float" office:value="3.61" calcext:value-type="float">
            <text:p>3.61</text:p>
          </table:table-cell>
          <table:table-cell table:formula="of:=[.C13]/([.A13]*[.B13])" office:value-type="float" office:value="2.13319444444445" calcext:value-type="float">
            <text:p>2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7.59" calcext:value-type="float">
            <text:p>57.59</text:p>
          </table:table-cell>
          <table:table-cell office:value-type="float" office:value="4.383" calcext:value-type="float">
            <text:p>4.38</text:p>
          </table:table-cell>
          <table:table-cell table:formula="of:=[.C14]/([.A14]*[.B14])" office:value-type="float" office:value="2.215" calcext:value-type="float">
            <text:p>2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3.04" calcext:value-type="float">
            <text:p>63.04</text:p>
          </table:table-cell>
          <table:table-cell office:value-type="float" office:value="5.463" calcext:value-type="float">
            <text:p>5.46</text:p>
          </table:table-cell>
          <table:table-cell table:formula="of:=[.C15]/([.A15]*[.B15])" office:value-type="float" office:value="2.25142857142857" calcext:value-type="float">
            <text:p>2.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7.23" calcext:value-type="float">
            <text:p>67.23</text:p>
          </table:table-cell>
          <table:table-cell office:value-type="float" office:value="6.128" calcext:value-type="float">
            <text:p>6.13</text:p>
          </table:table-cell>
          <table:table-cell table:formula="of:=[.C16]/([.A16]*[.B16])" office:value-type="float" office:value="2.241" calcext:value-type="float">
            <text:p>2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73.1333333333333" calcext:value-type="float">
            <text:p>73.13</text:p>
          </table:table-cell>
          <table:table-cell office:value-type="float" office:value="7.498" calcext:value-type="float">
            <text:p>7.50</text:p>
          </table:table-cell>
          <table:table-cell table:formula="of:=[.C17]/([.A17]*[.B17])" office:value-type="float" office:value="2.28541666666667" calcext:value-type="float">
            <text:p>2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78.2566666666667" calcext:value-type="float">
            <text:p>78.26</text:p>
          </table:table-cell>
          <table:table-cell office:value-type="float" office:value="8.372" calcext:value-type="float">
            <text:p>8.37</text:p>
          </table:table-cell>
          <table:table-cell table:formula="of:=[.C18]/([.A18]*[.B18])" office:value-type="float" office:value="2.30166666666667" calcext:value-type="float">
            <text:p>2.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.00</text:p>
          </table:table-cell>
          <table:table-cell office:value-type="float" office:value="9.985" calcext:value-type="float">
            <text:p>9.99</text:p>
          </table:table-cell>
          <table:table-cell table:formula="of:=[.C19]/([.A19]*[.B19])" office:value-type="float" office:value="2.33333333333333" calcext:value-type="float">
            <text:p>2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88.7266666666667" calcext:value-type="float">
            <text:p>88.73</text:p>
          </table:table-cell>
          <table:table-cell office:value-type="float" office:value="11.124" calcext:value-type="float">
            <text:p>11.12</text:p>
          </table:table-cell>
          <table:table-cell table:formula="of:=[.C20]/([.A20]*[.B20])" office:value-type="float" office:value="2.33491228070176" calcext:value-type="float">
            <text:p>2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2.86" calcext:value-type="float">
            <text:p>92.86</text:p>
          </table:table-cell>
          <table:table-cell office:value-type="float" office:value="12.802" calcext:value-type="float">
            <text:p>12.80</text:p>
          </table:table-cell>
          <table:table-cell table:formula="of:=[.C21]/([.A21]*[.B21])" office:value-type="float" office:value="2.3215" calcext:value-type="float">
            <text:p>2.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00.993333333333" calcext:value-type="float">
            <text:p>100.99</text:p>
          </table:table-cell>
          <table:table-cell office:value-type="float" office:value="14.787" calcext:value-type="float">
            <text:p>14.79</text:p>
          </table:table-cell>
          <table:table-cell table:formula="of:=[.C22]/([.A22]*[.B22])" office:value-type="float" office:value="2.40460317460317" calcext:value-type="float">
            <text:p>2.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05.006666666667" calcext:value-type="float">
            <text:p>105.01</text:p>
          </table:table-cell>
          <table:table-cell office:value-type="float" office:value="16.338" calcext:value-type="float">
            <text:p>16.34</text:p>
          </table:table-cell>
          <table:table-cell table:formula="of:=[.C23]/([.A23]*[.B23])" office:value-type="float" office:value="2.38651515151516" calcext:value-type="float">
            <text:p>2.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0.246666666667" calcext:value-type="float">
            <text:p>110.25</text:p>
          </table:table-cell>
          <table:table-cell office:value-type="float" office:value="18.94" calcext:value-type="float">
            <text:p>18.94</text:p>
          </table:table-cell>
          <table:table-cell table:formula="of:=[.C24]/([.A24]*[.B24])" office:value-type="float" office:value="2.39666666666667" calcext:value-type="float">
            <text:p>2.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18.013333333333" calcext:value-type="float">
            <text:p>118.01</text:p>
          </table:table-cell>
          <table:table-cell office:value-type="float" office:value="22.35" calcext:value-type="float">
            <text:p>22.35</text:p>
          </table:table-cell>
          <table:table-cell table:formula="of:=[.C25]/([.A25]*[.B25])" office:value-type="float" office:value="2.4586111111111" calcext:value-type="float">
            <text:p>2.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24.41" calcext:value-type="float">
            <text:p>124.41</text:p>
          </table:table-cell>
          <table:table-cell office:value-type="float" office:value="23.616" calcext:value-type="float">
            <text:p>23.62</text:p>
          </table:table-cell>
          <table:table-cell table:formula="of:=[.C26]/([.A26]*[.B26])" office:value-type="float" office:value="2.4882" calcext:value-type="float">
            <text:p>2.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27.1" calcext:value-type="float">
            <text:p>127.10</text:p>
          </table:table-cell>
          <table:table-cell office:value-type="float" office:value="26.28" calcext:value-type="float">
            <text:p>26.28</text:p>
          </table:table-cell>
          <table:table-cell table:formula="of:=[.C27]/([.A27]*[.B27])" office:value-type="float" office:value="2.44423076923077" calcext:value-type="float">
            <text:p>2.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36.263333333333" calcext:value-type="float">
            <text:p>136.26</text:p>
          </table:table-cell>
          <table:table-cell office:value-type="float" office:value="29.594" calcext:value-type="float">
            <text:p>29.59</text:p>
          </table:table-cell>
          <table:table-cell table:formula="of:=[.C28]/([.A28]*[.B28])" office:value-type="float" office:value="2.52339506172839" calcext:value-type="float">
            <text:p>2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39.746666666667" calcext:value-type="float">
            <text:p>139.75</text:p>
          </table:table-cell>
          <table:table-cell office:value-type="float" office:value="31.934" calcext:value-type="float">
            <text:p>31.93</text:p>
          </table:table-cell>
          <table:table-cell table:formula="of:=[.C29]/([.A29]*[.B29])" office:value-type="float" office:value="2.4954761904762" calcext:value-type="float">
            <text:p>2.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43.873333333333" calcext:value-type="float">
            <text:p>143.87</text:p>
          </table:table-cell>
          <table:table-cell office:value-type="float" office:value="36.178" calcext:value-type="float">
            <text:p>36.18</text:p>
          </table:table-cell>
          <table:table-cell table:formula="of:=[.C30]/([.A30]*[.B30])" office:value-type="float" office:value="2.48057471264367" calcext:value-type="float">
            <text:p>2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49.313333333333" calcext:value-type="float">
            <text:p>149.31</text:p>
          </table:table-cell>
          <table:table-cell office:value-type="float" office:value="38.653" calcext:value-type="float">
            <text:p>38.65</text:p>
          </table:table-cell>
          <table:table-cell table:formula="of:=[.C31]/([.A31]*[.B31])" office:value-type="float" office:value="2.48855555555555" calcext:value-type="float">
            <text:p>2.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155.16" calcext:value-type="float">
            <text:p>155.16</text:p>
          </table:table-cell>
          <table:table-cell office:value-type="float" office:value="42.214" calcext:value-type="float">
            <text:p>42.21</text:p>
          </table:table-cell>
          <table:table-cell table:formula="of:=[.C32]/([.A32]*[.B32])" office:value-type="float" office:value="2.50258064516129" calcext:value-type="float">
            <text:p>2.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63.59" calcext:value-type="float">
            <text:p>163.59</text:p>
          </table:table-cell>
          <table:table-cell office:value-type="float" office:value="48.693" calcext:value-type="float">
            <text:p>48.69</text:p>
          </table:table-cell>
          <table:table-cell table:formula="of:=[.C33]/([.A33]*[.B33])" office:value-type="float" office:value="2.55609375" calcext:value-type="float">
            <text:p>2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.3666666666667" calcext:value-type="float">
            <text:p>10.37</text:p>
          </table:table-cell>
          <table:table-cell office:value-type="float" office:value="0.35" calcext:value-type="float">
            <text:p>0.35</text:p>
          </table:table-cell>
          <table:table-cell table:formula="of:=[.C34]/([.A34]*[.B34])" office:value-type="float" office:value="1.72777777777778" calcext:value-type="float">
            <text:p>1.7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6.7966666666667" calcext:value-type="float">
            <text:p>16.80</text:p>
          </table:table-cell>
          <table:table-cell office:value-type="float" office:value="0.602" calcext:value-type="float">
            <text:p>0.60</text:p>
          </table:table-cell>
          <table:table-cell table:formula="of:=[.C35]/([.A35]*[.B35])" office:value-type="float" office:value="1.8662962962963" calcext:value-type="float">
            <text:p>1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3.29" calcext:value-type="float">
            <text:p>23.29</text:p>
          </table:table-cell>
          <table:table-cell office:value-type="float" office:value="0.983" calcext:value-type="float">
            <text:p>0.98</text:p>
          </table:table-cell>
          <table:table-cell table:formula="of:=[.C36]/([.A36]*[.B36])" office:value-type="float" office:value="1.94083333333333" calcext:value-type="float">
            <text:p>1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9.69" calcext:value-type="float">
            <text:p>29.69</text:p>
          </table:table-cell>
          <table:table-cell office:value-type="float" office:value="1.397" calcext:value-type="float">
            <text:p>1.40</text:p>
          </table:table-cell>
          <table:table-cell table:formula="of:=[.C37]/([.A37]*[.B37])" office:value-type="float" office:value="1.97933333333333" calcext:value-type="float">
            <text:p>1.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.9" calcext:value-type="float">
            <text:p>37.90</text:p>
          </table:table-cell>
          <table:table-cell office:value-type="float" office:value="2.017" calcext:value-type="float">
            <text:p>2.02</text:p>
          </table:table-cell>
          <table:table-cell table:formula="of:=[.C38]/([.A38]*[.B38])" office:value-type="float" office:value="2.10555555555556" calcext:value-type="float">
            <text:p>2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3.5266666666667" calcext:value-type="float">
            <text:p>43.53</text:p>
          </table:table-cell>
          <table:table-cell office:value-type="float" office:value="2.823" calcext:value-type="float">
            <text:p>2.82</text:p>
          </table:table-cell>
          <table:table-cell table:formula="of:=[.C39]/([.A39]*[.B39])" office:value-type="float" office:value="2.07269841269841" calcext:value-type="float">
            <text:p>2.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3.08" calcext:value-type="float">
            <text:p>53.08</text:p>
          </table:table-cell>
          <table:table-cell office:value-type="float" office:value="4.027" calcext:value-type="float">
            <text:p>4.03</text:p>
          </table:table-cell>
          <table:table-cell table:formula="of:=[.C40]/([.A40]*[.B40])" office:value-type="float" office:value="2.21166666666667" calcext:value-type="float">
            <text:p>2.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8.7966666666667" calcext:value-type="float">
            <text:p>58.80</text:p>
          </table:table-cell>
          <table:table-cell office:value-type="float" office:value="5.216" calcext:value-type="float">
            <text:p>5.22</text:p>
          </table:table-cell>
          <table:table-cell table:formula="of:=[.C41]/([.A41]*[.B41])" office:value-type="float" office:value="2.17765432098766" calcext:value-type="float">
            <text:p>2.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7.13" calcext:value-type="float">
            <text:p>67.13</text:p>
          </table:table-cell>
          <table:table-cell office:value-type="float" office:value="6.625" calcext:value-type="float">
            <text:p>6.63</text:p>
          </table:table-cell>
          <table:table-cell table:formula="of:=[.C42]/([.A42]*[.B42])" office:value-type="float" office:value="2.23766666666667" calcext:value-type="float">
            <text:p>2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5.0933333333333" calcext:value-type="float">
            <text:p>75.09</text:p>
          </table:table-cell>
          <table:table-cell office:value-type="float" office:value="8.567" calcext:value-type="float">
            <text:p>8.57</text:p>
          </table:table-cell>
          <table:table-cell table:formula="of:=[.C43]/([.A43]*[.B43])" office:value-type="float" office:value="2.27555555555555" calcext:value-type="float">
            <text:p>2.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2.2833333333333" calcext:value-type="float">
            <text:p>82.28</text:p>
          </table:table-cell>
          <table:table-cell office:value-type="float" office:value="10.088" calcext:value-type="float">
            <text:p>10.09</text:p>
          </table:table-cell>
          <table:table-cell table:formula="of:=[.C44]/([.A44]*[.B44])" office:value-type="float" office:value="2.28564814814815" calcext:value-type="float">
            <text:p>2.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93.1266666666667" calcext:value-type="float">
            <text:p>93.13</text:p>
          </table:table-cell>
          <table:table-cell office:value-type="float" office:value="12.89" calcext:value-type="float">
            <text:p>12.89</text:p>
          </table:table-cell>
          <table:table-cell table:formula="of:=[.C45]/([.A45]*[.B45])" office:value-type="float" office:value="2.38786324786325" calcext:value-type="float">
            <text:p>2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6.9233333333333" calcext:value-type="float">
            <text:p>96.92</text:p>
          </table:table-cell>
          <table:table-cell office:value-type="float" office:value="15.475" calcext:value-type="float">
            <text:p>15.48</text:p>
          </table:table-cell>
          <table:table-cell table:formula="of:=[.C46]/([.A46]*[.B46])" office:value-type="float" office:value="2.30769841269841" calcext:value-type="float">
            <text:p>2.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7.333333333333" calcext:value-type="float">
            <text:p>107.33</text:p>
          </table:table-cell>
          <table:table-cell office:value-type="float" office:value="18.622" calcext:value-type="float">
            <text:p>18.62</text:p>
          </table:table-cell>
          <table:table-cell table:formula="of:=[.C47]/([.A47]*[.B47])" office:value-type="float" office:value="2.38518518518518" calcext:value-type="float">
            <text:p>2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17.273333333333" calcext:value-type="float">
            <text:p>117.27</text:p>
          </table:table-cell>
          <table:table-cell office:value-type="float" office:value="23.243" calcext:value-type="float">
            <text:p>23.24</text:p>
          </table:table-cell>
          <table:table-cell table:formula="of:=[.C48]/([.A48]*[.B48])" office:value-type="float" office:value="2.44319444444444" calcext:value-type="float">
            <text:p>2.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3.65" calcext:value-type="float">
            <text:p>123.65</text:p>
          </table:table-cell>
          <table:table-cell office:value-type="float" office:value="26.473" calcext:value-type="float">
            <text:p>26.47</text:p>
          </table:table-cell>
          <table:table-cell table:formula="of:=[.C49]/([.A49]*[.B49])" office:value-type="float" office:value="2.42450980392157" calcext:value-type="float">
            <text:p>2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4.303333333333" calcext:value-type="float">
            <text:p>134.30</text:p>
          </table:table-cell>
          <table:table-cell office:value-type="float" office:value="31.421" calcext:value-type="float">
            <text:p>31.42</text:p>
          </table:table-cell>
          <table:table-cell table:formula="of:=[.C50]/([.A50]*[.B50])" office:value-type="float" office:value="2.48709876543209" calcext:value-type="float">
            <text:p>2.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39.693333333333" calcext:value-type="float">
            <text:p>139.69</text:p>
          </table:table-cell>
          <table:table-cell office:value-type="float" office:value="35.292" calcext:value-type="float">
            <text:p>35.29</text:p>
          </table:table-cell>
          <table:table-cell table:formula="of:=[.C51]/([.A51]*[.B51])" office:value-type="float" office:value="2.45076023391812" calcext:value-type="float">
            <text:p>2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9.656666666667" calcext:value-type="float">
            <text:p>149.66</text:p>
          </table:table-cell>
          <table:table-cell office:value-type="float" office:value="41.625" calcext:value-type="float">
            <text:p>41.63</text:p>
          </table:table-cell>
          <table:table-cell table:formula="of:=[.C52]/([.A52]*[.B52])" office:value-type="float" office:value="2.49427777777778" calcext:value-type="float">
            <text:p>2.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6.146666666667" calcext:value-type="float">
            <text:p>156.15</text:p>
          </table:table-cell>
          <table:table-cell office:value-type="float" office:value="45.245" calcext:value-type="float">
            <text:p>45.25</text:p>
          </table:table-cell>
          <table:table-cell table:formula="of:=[.C53]/([.A53]*[.B53])" office:value-type="float" office:value="2.47851851851852" calcext:value-type="float">
            <text:p>2.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68.816666666667" calcext:value-type="float">
            <text:p>168.82</text:p>
          </table:table-cell>
          <table:table-cell office:value-type="float" office:value="56.018" calcext:value-type="float">
            <text:p>56.02</text:p>
          </table:table-cell>
          <table:table-cell table:formula="of:=[.C54]/([.A54]*[.B54])" office:value-type="float" office:value="2.55782828282829" calcext:value-type="float">
            <text:p>2.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77.806666666667" calcext:value-type="float">
            <text:p>177.81</text:p>
          </table:table-cell>
          <table:table-cell office:value-type="float" office:value="60.836" calcext:value-type="float">
            <text:p>60.84</text:p>
          </table:table-cell>
          <table:table-cell table:formula="of:=[.C55]/([.A55]*[.B55])" office:value-type="float" office:value="2.57690821256039" calcext:value-type="float">
            <text:p>2.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85.156666666667" calcext:value-type="float">
            <text:p>185.16</text:p>
          </table:table-cell>
          <table:table-cell office:value-type="float" office:value="66.538" calcext:value-type="float">
            <text:p>66.54</text:p>
          </table:table-cell>
          <table:table-cell table:formula="of:=[.C56]/([.A56]*[.B56])" office:value-type="float" office:value="2.57162037037038" calcext:value-type="float">
            <text:p>2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2.82" calcext:value-type="float">
            <text:p>192.82</text:p>
          </table:table-cell>
          <table:table-cell office:value-type="float" office:value="76.069" calcext:value-type="float">
            <text:p>76.07</text:p>
          </table:table-cell>
          <table:table-cell table:formula="of:=[.C57]/([.A57]*[.B57])" office:value-type="float" office:value="2.57093333333333" calcext:value-type="float">
            <text:p>2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01.416666666667" calcext:value-type="float">
            <text:p>201.42</text:p>
          </table:table-cell>
          <table:table-cell office:value-type="float" office:value="84.474" calcext:value-type="float">
            <text:p>84.47</text:p>
          </table:table-cell>
          <table:table-cell table:formula="of:=[.C58]/([.A58]*[.B58])" office:value-type="float" office:value="2.58226495726496" calcext:value-type="float">
            <text:p>2.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210.976666666667" calcext:value-type="float">
            <text:p>210.98</text:p>
          </table:table-cell>
          <table:table-cell office:value-type="float" office:value="92.847" calcext:value-type="float">
            <text:p>92.85</text:p>
          </table:table-cell>
          <table:table-cell table:formula="of:=[.C59]/([.A59]*[.B59])" office:value-type="float" office:value="2.60465020576132" calcext:value-type="float">
            <text:p>2.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19.226666666667" calcext:value-type="float">
            <text:p>219.23</text:p>
          </table:table-cell>
          <table:table-cell office:value-type="float" office:value="106.755" calcext:value-type="float">
            <text:p>106.76</text:p>
          </table:table-cell>
          <table:table-cell table:formula="of:=[.C60]/([.A60]*[.B60])" office:value-type="float" office:value="2.60984126984127" calcext:value-type="float">
            <text:p>2.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29.88" calcext:value-type="float">
            <text:p>229.88</text:p>
          </table:table-cell>
          <table:table-cell office:value-type="float" office:value="117.189" calcext:value-type="float">
            <text:p>117.19</text:p>
          </table:table-cell>
          <table:table-cell table:formula="of:=[.C61]/([.A61]*[.B61])" office:value-type="float" office:value="2.64229885057471" calcext:value-type="float">
            <text:p>2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39.86" calcext:value-type="float">
            <text:p>239.86</text:p>
          </table:table-cell>
          <table:table-cell office:value-type="float" office:value="130.37" calcext:value-type="float">
            <text:p>130.37</text:p>
          </table:table-cell>
          <table:table-cell table:formula="of:=[.C62]/([.A62]*[.B62])" office:value-type="float" office:value="2.66511111111111" calcext:value-type="float">
            <text:p>2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245.556666666667" calcext:value-type="float">
            <text:p>245.56</text:p>
          </table:table-cell>
          <table:table-cell office:value-type="float" office:value="139.646" calcext:value-type="float">
            <text:p>139.65</text:p>
          </table:table-cell>
          <table:table-cell table:formula="of:=[.C63]/([.A63]*[.B63])" office:value-type="float" office:value="2.64039426523298" calcext:value-type="float">
            <text:p>2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64.463333333333" calcext:value-type="float">
            <text:p>264.46</text:p>
          </table:table-cell>
          <table:table-cell office:value-type="float" office:value="162.092" calcext:value-type="float">
            <text:p>162.09</text:p>
          </table:table-cell>
          <table:table-cell table:formula="of:=[.C64]/([.A64]*[.B64])" office:value-type="float" office:value="2.75482638888889" calcext:value-type="float">
            <text:p>2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.39" calcext:value-type="float">
            <text:p>14.39</text:p>
          </table:table-cell>
          <table:table-cell office:value-type="float" office:value="0.491" calcext:value-type="float">
            <text:p>0.49</text:p>
          </table:table-cell>
          <table:table-cell table:formula="of:=[.C65]/([.A65]*[.B65])" office:value-type="float" office:value="1.79875" calcext:value-type="float">
            <text:p>1.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.9233333333333" calcext:value-type="float">
            <text:p>22.92</text:p>
          </table:table-cell>
          <table:table-cell office:value-type="float" office:value="1.007" calcext:value-type="float">
            <text:p>1.01</text:p>
          </table:table-cell>
          <table:table-cell table:formula="of:=[.C66]/([.A66]*[.B66])" office:value-type="float" office:value="1.91027777777778" calcext:value-type="float">
            <text:p>1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2.3033333333333" calcext:value-type="float">
            <text:p>32.30</text:p>
          </table:table-cell>
          <table:table-cell office:value-type="float" office:value="1.682" calcext:value-type="float">
            <text:p>1.68</text:p>
          </table:table-cell>
          <table:table-cell table:formula="of:=[.C67]/([.A67]*[.B67])" office:value-type="float" office:value="2.01895833333333" calcext:value-type="float">
            <text:p>2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3.31" calcext:value-type="float">
            <text:p>43.31</text:p>
          </table:table-cell>
          <table:table-cell office:value-type="float" office:value="2.771" calcext:value-type="float">
            <text:p>2.77</text:p>
          </table:table-cell>
          <table:table-cell table:formula="of:=[.C68]/([.A68]*[.B68])" office:value-type="float" office:value="2.1655" calcext:value-type="float">
            <text:p>2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2.6866666666667" calcext:value-type="float">
            <text:p>52.69</text:p>
          </table:table-cell>
          <table:table-cell office:value-type="float" office:value="4.169" calcext:value-type="float">
            <text:p>4.17</text:p>
          </table:table-cell>
          <table:table-cell table:formula="of:=[.C69]/([.A69]*[.B69])" office:value-type="float" office:value="2.19527777777778" calcext:value-type="float">
            <text:p>2.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2.1266666666667" calcext:value-type="float">
            <text:p>62.13</text:p>
          </table:table-cell>
          <table:table-cell office:value-type="float" office:value="5.779" calcext:value-type="float">
            <text:p>5.78</text:p>
          </table:table-cell>
          <table:table-cell table:formula="of:=[.C70]/([.A70]*[.B70])" office:value-type="float" office:value="2.21880952380953" calcext:value-type="float">
            <text:p>2.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1.5866666666667" calcext:value-type="float">
            <text:p>71.59</text:p>
          </table:table-cell>
          <table:table-cell office:value-type="float" office:value="8.405" calcext:value-type="float">
            <text:p>8.41</text:p>
          </table:table-cell>
          <table:table-cell table:formula="of:=[.C71]/([.A71]*[.B71])" office:value-type="float" office:value="2.23708333333333" calcext:value-type="float">
            <text:p>2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4.4433333333333" calcext:value-type="float">
            <text:p>84.44</text:p>
          </table:table-cell>
          <table:table-cell office:value-type="float" office:value="11.068" calcext:value-type="float">
            <text:p>11.07</text:p>
          </table:table-cell>
          <table:table-cell table:formula="of:=[.C72]/([.A72]*[.B72])" office:value-type="float" office:value="2.34564814814815" calcext:value-type="float">
            <text:p>2.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1.7166666666667" calcext:value-type="float">
            <text:p>91.72</text:p>
          </table:table-cell>
          <table:table-cell office:value-type="float" office:value="13.976" calcext:value-type="float">
            <text:p>13.98</text:p>
          </table:table-cell>
          <table:table-cell table:formula="of:=[.C73]/([.A73]*[.B73])" office:value-type="float" office:value="2.29291666666667" calcext:value-type="float">
            <text:p>2.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4.986666666667" calcext:value-type="float">
            <text:p>104.99</text:p>
          </table:table-cell>
          <table:table-cell office:value-type="float" office:value="18.978" calcext:value-type="float">
            <text:p>18.98</text:p>
          </table:table-cell>
          <table:table-cell table:formula="of:=[.C74]/([.A74]*[.B74])" office:value-type="float" office:value="2.38606060606061" calcext:value-type="float">
            <text:p>2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7.65" calcext:value-type="float">
            <text:p>117.65</text:p>
          </table:table-cell>
          <table:table-cell office:value-type="float" office:value="24.225" calcext:value-type="float">
            <text:p>24.23</text:p>
          </table:table-cell>
          <table:table-cell table:formula="of:=[.C75]/([.A75]*[.B75])" office:value-type="float" office:value="2.45104166666667" calcext:value-type="float">
            <text:p>2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7.713333333333" calcext:value-type="float">
            <text:p>127.71</text:p>
          </table:table-cell>
          <table:table-cell office:value-type="float" office:value="30.341" calcext:value-type="float">
            <text:p>30.34</text:p>
          </table:table-cell>
          <table:table-cell table:formula="of:=[.C76]/([.A76]*[.B76])" office:value-type="float" office:value="2.45602564102563" calcext:value-type="float">
            <text:p>2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7.636666666667" calcext:value-type="float">
            <text:p>137.64</text:p>
          </table:table-cell>
          <table:table-cell office:value-type="float" office:value="35.401" calcext:value-type="float">
            <text:p>35.40</text:p>
          </table:table-cell>
          <table:table-cell table:formula="of:=[.C77]/([.A77]*[.B77])" office:value-type="float" office:value="2.45779761904763" calcext:value-type="float">
            <text:p>2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9.78" calcext:value-type="float">
            <text:p>149.78</text:p>
          </table:table-cell>
          <table:table-cell office:value-type="float" office:value="44.228" calcext:value-type="float">
            <text:p>44.23</text:p>
          </table:table-cell>
          <table:table-cell table:formula="of:=[.C78]/([.A78]*[.B78])" office:value-type="float" office:value="2.49633333333333" calcext:value-type="float">
            <text:p>2.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9.41" calcext:value-type="float">
            <text:p>159.41</text:p>
          </table:table-cell>
          <table:table-cell office:value-type="float" office:value="51.881" calcext:value-type="float">
            <text:p>51.88</text:p>
          </table:table-cell>
          <table:table-cell table:formula="of:=[.C79]/([.A79]*[.B79])" office:value-type="float" office:value="2.49078125" calcext:value-type="float">
            <text:p>2.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73.073333333333" calcext:value-type="float">
            <text:p>173.07</text:p>
          </table:table-cell>
          <table:table-cell office:value-type="float" office:value="60.92" calcext:value-type="float">
            <text:p>60.92</text:p>
          </table:table-cell>
          <table:table-cell table:formula="of:=[.C80]/([.A80]*[.B80])" office:value-type="float" office:value="2.54519607843137" calcext:value-type="float">
            <text:p>2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85.24" calcext:value-type="float">
            <text:p>185.24</text:p>
          </table:table-cell>
          <table:table-cell office:value-type="float" office:value="72.977" calcext:value-type="float">
            <text:p>72.98</text:p>
          </table:table-cell>
          <table:table-cell table:formula="of:=[.C81]/([.A81]*[.B81])" office:value-type="float" office:value="2.57277777777778" calcext:value-type="float">
            <text:p>2.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96.926666666667" calcext:value-type="float">
            <text:p>196.93</text:p>
          </table:table-cell>
          <table:table-cell office:value-type="float" office:value="83.095" calcext:value-type="float">
            <text:p>83.10</text:p>
          </table:table-cell>
          <table:table-cell table:formula="of:=[.C82]/([.A82]*[.B82])" office:value-type="float" office:value="2.5911403508772" calcext:value-type="float">
            <text:p>2.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08.38" calcext:value-type="float">
            <text:p>208.38</text:p>
          </table:table-cell>
          <table:table-cell office:value-type="float" office:value="100.632" calcext:value-type="float">
            <text:p>100.63</text:p>
          </table:table-cell>
          <table:table-cell table:formula="of:=[.C83]/([.A83]*[.B83])" office:value-type="float" office:value="2.60475" calcext:value-type="float">
            <text:p>2.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19.9" calcext:value-type="float">
            <text:p>219.90</text:p>
          </table:table-cell>
          <table:table-cell office:value-type="float" office:value="109.515" calcext:value-type="float">
            <text:p>109.52</text:p>
          </table:table-cell>
          <table:table-cell table:formula="of:=[.C84]/([.A84]*[.B84])" office:value-type="float" office:value="2.61785714285714" calcext:value-type="float">
            <text:p>2.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1.166666666667" calcext:value-type="float">
            <text:p>231.17</text:p>
          </table:table-cell>
          <table:table-cell office:value-type="float" office:value="124.606" calcext:value-type="float">
            <text:p>124.61</text:p>
          </table:table-cell>
          <table:table-cell table:formula="of:=[.C85]/([.A85]*[.B85])" office:value-type="float" office:value="2.62689393939394" calcext:value-type="float">
            <text:p>2.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44.233333333333" calcext:value-type="float">
            <text:p>244.23</text:p>
          </table:table-cell>
          <table:table-cell office:value-type="float" office:value="147.273" calcext:value-type="float">
            <text:p>147.27</text:p>
          </table:table-cell>
          <table:table-cell table:formula="of:=[.C86]/([.A86]*[.B86])" office:value-type="float" office:value="2.65471014492753" calcext:value-type="float">
            <text:p>2.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61.026666666667" calcext:value-type="float">
            <text:p>261.03</text:p>
          </table:table-cell>
          <table:table-cell office:value-type="float" office:value="164.141" calcext:value-type="float">
            <text:p>164.14</text:p>
          </table:table-cell>
          <table:table-cell table:formula="of:=[.C87]/([.A87]*[.B87])" office:value-type="float" office:value="2.71902777777778" calcext:value-type="float">
            <text:p>2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70.223333333333" calcext:value-type="float">
            <text:p>270.22</text:p>
          </table:table-cell>
          <table:table-cell office:value-type="float" office:value="181.154" calcext:value-type="float">
            <text:p>181.15</text:p>
          </table:table-cell>
          <table:table-cell table:formula="of:=[.C88]/([.A88]*[.B88])" office:value-type="float" office:value="2.70223333333333" calcext:value-type="float">
            <text:p>2.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76.43" calcext:value-type="float">
            <text:p>276.43</text:p>
          </table:table-cell>
          <table:table-cell office:value-type="float" office:value="213.693" calcext:value-type="float">
            <text:p>213.69</text:p>
          </table:table-cell>
          <table:table-cell table:formula="of:=[.C89]/([.A89]*[.B89])" office:value-type="float" office:value="2.65798076923077" calcext:value-type="float">
            <text:p>2.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85.293333333333" calcext:value-type="float">
            <text:p>285.29</text:p>
          </table:table-cell>
          <table:table-cell office:value-type="float" office:value="224.014" calcext:value-type="float">
            <text:p>224.01</text:p>
          </table:table-cell>
          <table:table-cell table:formula="of:=[.C90]/([.A90]*[.B90])" office:value-type="float" office:value="2.6416049382716" calcext:value-type="float">
            <text:p>2.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09.883333333333" calcext:value-type="float">
            <text:p>309.88</text:p>
          </table:table-cell>
          <table:table-cell office:value-type="float" office:value="258.143" calcext:value-type="float">
            <text:p>258.14</text:p>
          </table:table-cell>
          <table:table-cell table:formula="of:=[.C91]/([.A91]*[.B91])" office:value-type="float" office:value="2.76681547619047" calcext:value-type="float">
            <text:p>2.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17.966666666667" calcext:value-type="float">
            <text:p>317.97</text:p>
          </table:table-cell>
          <table:table-cell office:value-type="float" office:value="281.584" calcext:value-type="float">
            <text:p>281.58</text:p>
          </table:table-cell>
          <table:table-cell table:formula="of:=[.C92]/([.A92]*[.B92])" office:value-type="float" office:value="2.74109195402299" calcext:value-type="float">
            <text:p>2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35.836666666667" calcext:value-type="float">
            <text:p>335.84</text:p>
          </table:table-cell>
          <table:table-cell office:value-type="float" office:value="319.113" calcext:value-type="float">
            <text:p>319.11</text:p>
          </table:table-cell>
          <table:table-cell table:formula="of:=[.C93]/([.A93]*[.B93])" office:value-type="float" office:value="2.79863888888889" calcext:value-type="float">
            <text:p>2.8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40.963333333333" calcext:value-type="float">
            <text:p>340.96</text:p>
          </table:table-cell>
          <table:table-cell office:value-type="float" office:value="338.722" calcext:value-type="float">
            <text:p>338.72</text:p>
          </table:table-cell>
          <table:table-cell table:formula="of:=[.C94]/([.A94]*[.B94])" office:value-type="float" office:value="2.74970430107527" calcext:value-type="float">
            <text:p>2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57.623333333333" calcext:value-type="float">
            <text:p>357.62</text:p>
          </table:table-cell>
          <table:table-cell office:value-type="float" office:value="384.251" calcext:value-type="float">
            <text:p>384.25</text:p>
          </table:table-cell>
          <table:table-cell table:formula="of:=[.C95]/([.A95]*[.B95])" office:value-type="float" office:value="2.79393229166666" calcext:value-type="float">
            <text:p>2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.05" calcext:value-type="float">
            <text:p>19.05</text:p>
          </table:table-cell>
          <table:table-cell office:value-type="float" office:value="0.734" calcext:value-type="float">
            <text:p>0.73</text:p>
          </table:table-cell>
          <table:table-cell table:formula="of:=[.C96]/([.A96]*[.B96])" office:value-type="float" office:value="1.905" calcext:value-type="float">
            <text:p>1.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9.62" calcext:value-type="float">
            <text:p>29.62</text:p>
          </table:table-cell>
          <table:table-cell office:value-type="float" office:value="1.42" calcext:value-type="float">
            <text:p>1.42</text:p>
          </table:table-cell>
          <table:table-cell table:formula="of:=[.C97]/([.A97]*[.B97])" office:value-type="float" office:value="1.97466666666667" calcext:value-type="float">
            <text:p>1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3.06" calcext:value-type="float">
            <text:p>43.06</text:p>
          </table:table-cell>
          <table:table-cell office:value-type="float" office:value="2.859" calcext:value-type="float">
            <text:p>2.86</text:p>
          </table:table-cell>
          <table:table-cell table:formula="of:=[.C98]/([.A98]*[.B98])" office:value-type="float" office:value="2.153" calcext:value-type="float">
            <text:p>2.1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55.48" calcext:value-type="float">
            <text:p>55.48</text:p>
          </table:table-cell>
          <table:table-cell office:value-type="float" office:value="4.6" calcext:value-type="float">
            <text:p>4.60</text:p>
          </table:table-cell>
          <table:table-cell table:formula="of:=[.C99]/([.A99]*[.B99])" office:value-type="float" office:value="2.2192" calcext:value-type="float">
            <text:p>2.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7.1733333333333" calcext:value-type="float">
            <text:p>67.17</text:p>
          </table:table-cell>
          <table:table-cell office:value-type="float" office:value="7.369" calcext:value-type="float">
            <text:p>7.37</text:p>
          </table:table-cell>
          <table:table-cell table:formula="of:=[.C100]/([.A100]*[.B100])" office:value-type="float" office:value="2.23911111111111" calcext:value-type="float">
            <text:p>2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0.3733333333333" calcext:value-type="float">
            <text:p>80.37</text:p>
          </table:table-cell>
          <table:table-cell office:value-type="float" office:value="11.155" calcext:value-type="float">
            <text:p>11.16</text:p>
          </table:table-cell>
          <table:table-cell table:formula="of:=[.C101]/([.A101]*[.B101])" office:value-type="float" office:value="2.29638095238095" calcext:value-type="float">
            <text:p>2.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4.54" calcext:value-type="float">
            <text:p>94.54</text:p>
          </table:table-cell>
          <table:table-cell office:value-type="float" office:value="15.018" calcext:value-type="float">
            <text:p>15.02</text:p>
          </table:table-cell>
          <table:table-cell table:formula="of:=[.C102]/([.A102]*[.B102])" office:value-type="float" office:value="2.3635" calcext:value-type="float">
            <text:p>2.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7.866666666667" calcext:value-type="float">
            <text:p>107.87</text:p>
          </table:table-cell>
          <table:table-cell office:value-type="float" office:value="22.607" calcext:value-type="float">
            <text:p>22.61</text:p>
          </table:table-cell>
          <table:table-cell table:formula="of:=[.C103]/([.A103]*[.B103])" office:value-type="float" office:value="2.39703703703704" calcext:value-type="float">
            <text:p>2.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3.853333333333" calcext:value-type="float">
            <text:p>123.85</text:p>
          </table:table-cell>
          <table:table-cell office:value-type="float" office:value="28.175" calcext:value-type="float">
            <text:p>28.18</text:p>
          </table:table-cell>
          <table:table-cell table:formula="of:=[.C104]/([.A104]*[.B104])" office:value-type="float" office:value="2.47706666666666" calcext:value-type="float">
            <text:p>2.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4.65" calcext:value-type="float">
            <text:p>134.65</text:p>
          </table:table-cell>
          <table:table-cell office:value-type="float" office:value="36.289" calcext:value-type="float">
            <text:p>36.29</text:p>
          </table:table-cell>
          <table:table-cell table:formula="of:=[.C105]/([.A105]*[.B105])" office:value-type="float" office:value="2.44818181818182" calcext:value-type="float">
            <text:p>2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9.666666666667" calcext:value-type="float">
            <text:p>149.67</text:p>
          </table:table-cell>
          <table:table-cell office:value-type="float" office:value="45.425" calcext:value-type="float">
            <text:p>45.43</text:p>
          </table:table-cell>
          <table:table-cell table:formula="of:=[.C106]/([.A106]*[.B106])" office:value-type="float" office:value="2.49444444444445" calcext:value-type="float">
            <text:p>2.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64.18" calcext:value-type="float">
            <text:p>164.18</text:p>
          </table:table-cell>
          <table:table-cell office:value-type="float" office:value="56.4" calcext:value-type="float">
            <text:p>56.40</text:p>
          </table:table-cell>
          <table:table-cell table:formula="of:=[.C107]/([.A107]*[.B107])" office:value-type="float" office:value="2.52584615384615" calcext:value-type="float">
            <text:p>2.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5.76" calcext:value-type="float">
            <text:p>175.76</text:p>
          </table:table-cell>
          <table:table-cell office:value-type="float" office:value="67.669" calcext:value-type="float">
            <text:p>67.67</text:p>
          </table:table-cell>
          <table:table-cell table:formula="of:=[.C108]/([.A108]*[.B108])" office:value-type="float" office:value="2.51085714285714" calcext:value-type="float">
            <text:p>2.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0.183333333333" calcext:value-type="float">
            <text:p>190.18</text:p>
          </table:table-cell>
          <table:table-cell office:value-type="float" office:value="82.3" calcext:value-type="float">
            <text:p>82.30</text:p>
          </table:table-cell>
          <table:table-cell table:formula="of:=[.C109]/([.A109]*[.B109])" office:value-type="float" office:value="2.53577777777777" calcext:value-type="float">
            <text:p>2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8.623333333333" calcext:value-type="float">
            <text:p>208.62</text:p>
          </table:table-cell>
          <table:table-cell office:value-type="float" office:value="98.267" calcext:value-type="float">
            <text:p>98.27</text:p>
          </table:table-cell>
          <table:table-cell table:formula="of:=[.C110]/([.A110]*[.B110])" office:value-type="float" office:value="2.60779166666666" calcext:value-type="float">
            <text:p>2.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26.663333333333" calcext:value-type="float">
            <text:p>226.66</text:p>
          </table:table-cell>
          <table:table-cell office:value-type="float" office:value="122.294" calcext:value-type="float">
            <text:p>122.29</text:p>
          </table:table-cell>
          <table:table-cell table:formula="of:=[.C111]/([.A111]*[.B111])" office:value-type="float" office:value="2.66662745098039" calcext:value-type="float">
            <text:p>2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39.916666666667" calcext:value-type="float">
            <text:p>239.92</text:p>
          </table:table-cell>
          <table:table-cell office:value-type="float" office:value="143.444" calcext:value-type="float">
            <text:p>143.44</text:p>
          </table:table-cell>
          <table:table-cell table:formula="of:=[.C112]/([.A112]*[.B112])" office:value-type="float" office:value="2.66574074074074" calcext:value-type="float">
            <text:p>2.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1" calcext:value-type="float">
            <text:p>251.00</text:p>
          </table:table-cell>
          <table:table-cell office:value-type="float" office:value="160.283" calcext:value-type="float">
            <text:p>160.28</text:p>
          </table:table-cell>
          <table:table-cell table:formula="of:=[.C113]/([.A113]*[.B113])" office:value-type="float" office:value="2.6421052631579" calcext:value-type="float">
            <text:p>2.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9.42" calcext:value-type="float">
            <text:p>269.42</text:p>
          </table:table-cell>
          <table:table-cell office:value-type="float" office:value="191.808" calcext:value-type="float">
            <text:p>191.81</text:p>
          </table:table-cell>
          <table:table-cell table:formula="of:=[.C114]/([.A114]*[.B114])" office:value-type="float" office:value="2.6942" calcext:value-type="float">
            <text:p>2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84.216666666667" calcext:value-type="float">
            <text:p>284.22</text:p>
          </table:table-cell>
          <table:table-cell office:value-type="float" office:value="217.818" calcext:value-type="float">
            <text:p>217.82</text:p>
          </table:table-cell>
          <table:table-cell table:formula="of:=[.C115]/([.A115]*[.B115])" office:value-type="float" office:value="2.7068253968254" calcext:value-type="float">
            <text:p>2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01.716666666667" calcext:value-type="float">
            <text:p>301.72</text:p>
          </table:table-cell>
          <table:table-cell office:value-type="float" office:value="251.64" calcext:value-type="float">
            <text:p>251.64</text:p>
          </table:table-cell>
          <table:table-cell table:formula="of:=[.C116]/([.A116]*[.B116])" office:value-type="float" office:value="2.74287878787879" calcext:value-type="float">
            <text:p>2.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15.91" calcext:value-type="float">
            <text:p>315.91</text:p>
          </table:table-cell>
          <table:table-cell office:value-type="float" office:value="291.134" calcext:value-type="float">
            <text:p>291.13</text:p>
          </table:table-cell>
          <table:table-cell table:formula="of:=[.C117]/([.A117]*[.B117])" office:value-type="float" office:value="2.74704347826087" calcext:value-type="float">
            <text:p>2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34.236666666667" calcext:value-type="float">
            <text:p>334.24</text:p>
          </table:table-cell>
          <table:table-cell office:value-type="float" office:value="337.117" calcext:value-type="float">
            <text:p>337.12</text:p>
          </table:table-cell>
          <table:table-cell table:formula="of:=[.C118]/([.A118]*[.B118])" office:value-type="float" office:value="2.78530555555556" calcext:value-type="float">
            <text:p>2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54.68" calcext:value-type="float">
            <text:p>354.68</text:p>
          </table:table-cell>
          <table:table-cell office:value-type="float" office:value="375.22" calcext:value-type="float">
            <text:p>375.22</text:p>
          </table:table-cell>
          <table:table-cell table:formula="of:=[.C119]/([.A119]*[.B119])" office:value-type="float" office:value="2.83744" calcext:value-type="float">
            <text:p>2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69.12" calcext:value-type="float">
            <text:p>369.12</text:p>
          </table:table-cell>
          <table:table-cell office:value-type="float" office:value="412.36" calcext:value-type="float">
            <text:p>412.36</text:p>
          </table:table-cell>
          <table:table-cell table:formula="of:=[.C120]/([.A120]*[.B120])" office:value-type="float" office:value="2.83938461538462" calcext:value-type="float">
            <text:p>2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72.856666666667" calcext:value-type="float">
            <text:p>372.86</text:p>
          </table:table-cell>
          <table:table-cell office:value-type="float" office:value="447.135" calcext:value-type="float">
            <text:p>447.14</text:p>
          </table:table-cell>
          <table:table-cell table:formula="of:=[.C121]/([.A121]*[.B121])" office:value-type="float" office:value="2.7619012345679" calcext:value-type="float">
            <text:p>2.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391.833333333333" calcext:value-type="float">
            <text:p>391.83</text:p>
          </table:table-cell>
          <table:table-cell office:value-type="float" office:value="500.07" calcext:value-type="float">
            <text:p>500.07</text:p>
          </table:table-cell>
          <table:table-cell table:formula="of:=[.C122]/([.A122]*[.B122])" office:value-type="float" office:value="2.79880952380952" calcext:value-type="float">
            <text:p>2.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413.583333333333" calcext:value-type="float">
            <text:p>413.58</text:p>
          </table:table-cell>
          <table:table-cell office:value-type="float" office:value="599.078" calcext:value-type="float">
            <text:p>599.08</text:p>
          </table:table-cell>
          <table:table-cell table:formula="of:=[.C123]/([.A123]*[.B123])" office:value-type="float" office:value="2.85229885057471" calcext:value-type="float">
            <text:p>2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33.023333333333" calcext:value-type="float">
            <text:p>433.02</text:p>
          </table:table-cell>
          <table:table-cell office:value-type="float" office:value="631.702" calcext:value-type="float">
            <text:p>631.70</text:p>
          </table:table-cell>
          <table:table-cell table:formula="of:=[.C124]/([.A124]*[.B124])" office:value-type="float" office:value="2.88682222222222" calcext:value-type="float">
            <text:p>2.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43.683333333333" calcext:value-type="float">
            <text:p>443.68</text:p>
          </table:table-cell>
          <table:table-cell office:value-type="float" office:value="711.517" calcext:value-type="float">
            <text:p>711.52</text:p>
          </table:table-cell>
          <table:table-cell table:formula="of:=[.C125]/([.A125]*[.B125])" office:value-type="float" office:value="2.86247311827957" calcext:value-type="float">
            <text:p>2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62.553333333333" calcext:value-type="float">
            <text:p>462.55</text:p>
          </table:table-cell>
          <table:table-cell office:value-type="float" office:value="778.46" calcext:value-type="float">
            <text:p>778.46</text:p>
          </table:table-cell>
          <table:table-cell table:formula="of:=[.C126]/([.A126]*[.B126])" office:value-type="float" office:value="2.89095833333333" calcext:value-type="float">
            <text:p>2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.44" calcext:value-type="float">
            <text:p>23.44</text:p>
          </table:table-cell>
          <table:table-cell office:value-type="float" office:value="1.051" calcext:value-type="float">
            <text:p>1.05</text:p>
          </table:table-cell>
          <table:table-cell table:formula="of:=[.C127]/([.A127]*[.B127])" office:value-type="float" office:value="1.95333333333333" calcext:value-type="float">
            <text:p>1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7.6" calcext:value-type="float">
            <text:p>37.60</text:p>
          </table:table-cell>
          <table:table-cell office:value-type="float" office:value="2.355" calcext:value-type="float">
            <text:p>2.36</text:p>
          </table:table-cell>
          <table:table-cell table:formula="of:=[.C128]/([.A128]*[.B128])" office:value-type="float" office:value="2.08888888888889" calcext:value-type="float">
            <text:p>2.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2.0566666666667" calcext:value-type="float">
            <text:p>52.06</text:p>
          </table:table-cell>
          <table:table-cell office:value-type="float" office:value="4.296" calcext:value-type="float">
            <text:p>4.30</text:p>
          </table:table-cell>
          <table:table-cell table:formula="of:=[.C129]/([.A129]*[.B129])" office:value-type="float" office:value="2.16902777777778" calcext:value-type="float">
            <text:p>2.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7.7766666666667" calcext:value-type="float">
            <text:p>67.78</text:p>
          </table:table-cell>
          <table:table-cell office:value-type="float" office:value="7.65" calcext:value-type="float">
            <text:p>7.65</text:p>
          </table:table-cell>
          <table:table-cell table:formula="of:=[.C130]/([.A130]*[.B130])" office:value-type="float" office:value="2.25922222222222" calcext:value-type="float">
            <text:p>2.2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82.4033333333333" calcext:value-type="float">
            <text:p>82.40</text:p>
          </table:table-cell>
          <table:table-cell office:value-type="float" office:value="12.091" calcext:value-type="float">
            <text:p>12.09</text:p>
          </table:table-cell>
          <table:table-cell table:formula="of:=[.C131]/([.A131]*[.B131])" office:value-type="float" office:value="2.28898148148148" calcext:value-type="float">
            <text:p>2.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7.3133333333333" calcext:value-type="float">
            <text:p>97.31</text:p>
          </table:table-cell>
          <table:table-cell office:value-type="float" office:value="18.156" calcext:value-type="float">
            <text:p>18.16</text:p>
          </table:table-cell>
          <table:table-cell table:formula="of:=[.C132]/([.A132]*[.B132])" office:value-type="float" office:value="2.31698412698413" calcext:value-type="float">
            <text:p>2.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5.786666666667" calcext:value-type="float">
            <text:p>115.79</text:p>
          </table:table-cell>
          <table:table-cell office:value-type="float" office:value="27.775" calcext:value-type="float">
            <text:p>27.78</text:p>
          </table:table-cell>
          <table:table-cell table:formula="of:=[.C133]/([.A133]*[.B133])" office:value-type="float" office:value="2.41222222222223" calcext:value-type="float">
            <text:p>2.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3.453333333333" calcext:value-type="float">
            <text:p>133.45</text:p>
          </table:table-cell>
          <table:table-cell office:value-type="float" office:value="36.273" calcext:value-type="float">
            <text:p>36.27</text:p>
          </table:table-cell>
          <table:table-cell table:formula="of:=[.C134]/([.A134]*[.B134])" office:value-type="float" office:value="2.47135802469135" calcext:value-type="float">
            <text:p>2.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1.266666666667" calcext:value-type="float">
            <text:p>151.27</text:p>
          </table:table-cell>
          <table:table-cell office:value-type="float" office:value="48.891" calcext:value-type="float">
            <text:p>48.89</text:p>
          </table:table-cell>
          <table:table-cell table:formula="of:=[.C135]/([.A135]*[.B135])" office:value-type="float" office:value="2.52111111111112" calcext:value-type="float">
            <text:p>2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8.126666666667" calcext:value-type="float">
            <text:p>168.13</text:p>
          </table:table-cell>
          <table:table-cell office:value-type="float" office:value="63.158" calcext:value-type="float">
            <text:p>63.16</text:p>
          </table:table-cell>
          <table:table-cell table:formula="of:=[.C136]/([.A136]*[.B136])" office:value-type="float" office:value="2.54737373737374" calcext:value-type="float">
            <text:p>2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2.356666666667" calcext:value-type="float">
            <text:p>182.36</text:p>
          </table:table-cell>
          <table:table-cell office:value-type="float" office:value="75.954" calcext:value-type="float">
            <text:p>75.95</text:p>
          </table:table-cell>
          <table:table-cell table:formula="of:=[.C137]/([.A137]*[.B137])" office:value-type="float" office:value="2.53273148148149" calcext:value-type="float">
            <text:p>2.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3.236666666667" calcext:value-type="float">
            <text:p>203.24</text:p>
          </table:table-cell>
          <table:table-cell office:value-type="float" office:value="100.261" calcext:value-type="float">
            <text:p>100.26</text:p>
          </table:table-cell>
          <table:table-cell table:formula="of:=[.C138]/([.A138]*[.B138])" office:value-type="float" office:value="2.6055982905983" calcext:value-type="float">
            <text:p>2.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13.536666666667" calcext:value-type="float">
            <text:p>213.54</text:p>
          </table:table-cell>
          <table:table-cell office:value-type="float" office:value="116.278" calcext:value-type="float">
            <text:p>116.28</text:p>
          </table:table-cell>
          <table:table-cell table:formula="of:=[.C139]/([.A139]*[.B139])" office:value-type="float" office:value="2.54210317460318" calcext:value-type="float">
            <text:p>2.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45.053333333333" calcext:value-type="float">
            <text:p>245.05</text:p>
          </table:table-cell>
          <table:table-cell office:value-type="float" office:value="154.532" calcext:value-type="float">
            <text:p>154.53</text:p>
          </table:table-cell>
          <table:table-cell table:formula="of:=[.C140]/([.A140]*[.B140])" office:value-type="float" office:value="2.72281481481481" calcext:value-type="float">
            <text:p>2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7.713333333333" calcext:value-type="float">
            <text:p>257.71</text:p>
          </table:table-cell>
          <table:table-cell office:value-type="float" office:value="179.017" calcext:value-type="float">
            <text:p>179.02</text:p>
          </table:table-cell>
          <table:table-cell table:formula="of:=[.C141]/([.A141]*[.B141])" office:value-type="float" office:value="2.68451388888889" calcext:value-type="float">
            <text:p>2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77.496666666667" calcext:value-type="float">
            <text:p>277.50</text:p>
          </table:table-cell>
          <table:table-cell office:value-type="float" office:value="213.645" calcext:value-type="float">
            <text:p>213.65</text:p>
          </table:table-cell>
          <table:table-cell table:formula="of:=[.C142]/([.A142]*[.B142])" office:value-type="float" office:value="2.72055555555556" calcext:value-type="float">
            <text:p>2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92.583333333333" calcext:value-type="float">
            <text:p>292.58</text:p>
          </table:table-cell>
          <table:table-cell office:value-type="float" office:value="245.266" calcext:value-type="float">
            <text:p>245.27</text:p>
          </table:table-cell>
          <table:table-cell table:formula="of:=[.C143]/([.A143]*[.B143])" office:value-type="float" office:value="2.7091049382716" calcext:value-type="float">
            <text:p>2.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11.063333333333" calcext:value-type="float">
            <text:p>311.06</text:p>
          </table:table-cell>
          <table:table-cell office:value-type="float" office:value="293.875" calcext:value-type="float">
            <text:p>293.88</text:p>
          </table:table-cell>
          <table:table-cell table:formula="of:=[.C144]/([.A144]*[.B144])" office:value-type="float" office:value="2.72862573099415" calcext:value-type="float">
            <text:p>2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332.963333333333" calcext:value-type="float">
            <text:p>332.96</text:p>
          </table:table-cell>
          <table:table-cell office:value-type="float" office:value="347.651" calcext:value-type="float">
            <text:p>347.65</text:p>
          </table:table-cell>
          <table:table-cell table:formula="of:=[.C145]/([.A145]*[.B145])" office:value-type="float" office:value="2.77469444444444" calcext:value-type="float">
            <text:p>2.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50.65" calcext:value-type="float">
            <text:p>350.65</text:p>
          </table:table-cell>
          <table:table-cell office:value-type="float" office:value="384.251" calcext:value-type="float">
            <text:p>384.25</text:p>
          </table:table-cell>
          <table:table-cell table:formula="of:=[.C146]/([.A146]*[.B146])" office:value-type="float" office:value="2.78293650793651" calcext:value-type="float">
            <text:p>2.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66.793333333333" calcext:value-type="float">
            <text:p>366.79</text:p>
          </table:table-cell>
          <table:table-cell office:value-type="float" office:value="440.361" calcext:value-type="float">
            <text:p>440.36</text:p>
          </table:table-cell>
          <table:table-cell table:formula="of:=[.C147]/([.A147]*[.B147])" office:value-type="float" office:value="2.77873737373737" calcext:value-type="float">
            <text:p>2.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88.736666666667" calcext:value-type="float">
            <text:p>388.74</text:p>
          </table:table-cell>
          <table:table-cell office:value-type="float" office:value="519.493" calcext:value-type="float">
            <text:p>519.49</text:p>
          </table:table-cell>
          <table:table-cell table:formula="of:=[.C148]/([.A148]*[.B148])" office:value-type="float" office:value="2.81693236714976" calcext:value-type="float">
            <text:p>2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08.08" calcext:value-type="float">
            <text:p>408.08</text:p>
          </table:table-cell>
          <table:table-cell office:value-type="float" office:value="622.886" calcext:value-type="float">
            <text:p>622.89</text:p>
          </table:table-cell>
          <table:table-cell table:formula="of:=[.C149]/([.A149]*[.B149])" office:value-type="float" office:value="2.83388888888889" calcext:value-type="float">
            <text:p>2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30.943333333333" calcext:value-type="float">
            <text:p>430.94</text:p>
          </table:table-cell>
          <table:table-cell office:value-type="float" office:value="662.158" calcext:value-type="float">
            <text:p>662.16</text:p>
          </table:table-cell>
          <table:table-cell table:formula="of:=[.C150]/([.A150]*[.B150])" office:value-type="float" office:value="2.87295555555555" calcext:value-type="float">
            <text:p>2.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453.273333333333" calcext:value-type="float">
            <text:p>453.27</text:p>
          </table:table-cell>
          <table:table-cell office:value-type="float" office:value="755.339" calcext:value-type="float">
            <text:p>755.34</text:p>
          </table:table-cell>
          <table:table-cell table:formula="of:=[.C151]/([.A151]*[.B151])" office:value-type="float" office:value="2.90559829059829" calcext:value-type="float">
            <text:p>2.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61.73" calcext:value-type="float">
            <text:p>461.73</text:p>
          </table:table-cell>
          <table:table-cell office:value-type="float" office:value="859.242" calcext:value-type="float">
            <text:p>859.24</text:p>
          </table:table-cell>
          <table:table-cell table:formula="of:=[.C152]/([.A152]*[.B152])" office:value-type="float" office:value="2.85018518518519" calcext:value-type="float">
            <text:p>2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486.073333333333" calcext:value-type="float">
            <text:p>486.07</text:p>
          </table:table-cell>
          <table:table-cell office:value-type="float" office:value="924.563" calcext:value-type="float">
            <text:p>924.56</text:p>
          </table:table-cell>
          <table:table-cell table:formula="of:=[.C153]/([.A153]*[.B153])" office:value-type="float" office:value="2.89329365079365" calcext:value-type="float">
            <text:p>2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507.01" calcext:value-type="float">
            <text:p>507.01</text:p>
          </table:table-cell>
          <table:table-cell office:value-type="float" office:value="1037.996" calcext:value-type="float">
            <text:p>1038.00</text:p>
          </table:table-cell>
          <table:table-cell table:formula="of:=[.C154]/([.A154]*[.B154])" office:value-type="float" office:value="2.91385057471264" calcext:value-type="float">
            <text:p>2.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21.686666666667" calcext:value-type="float">
            <text:p>521.69</text:p>
          </table:table-cell>
          <table:table-cell office:value-type="float" office:value="1128.894" calcext:value-type="float">
            <text:p>1128.89</text:p>
          </table:table-cell>
          <table:table-cell table:formula="of:=[.C155]/([.A155]*[.B155])" office:value-type="float" office:value="2.89825925925926" calcext:value-type="float">
            <text:p>2.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544.143333333333" calcext:value-type="float">
            <text:p>544.14</text:p>
          </table:table-cell>
          <table:table-cell office:value-type="float" office:value="1255.335" calcext:value-type="float">
            <text:p>1255.34</text:p>
          </table:table-cell>
          <table:table-cell table:formula="of:=[.C156]/([.A156]*[.B156])" office:value-type="float" office:value="2.92550179211469" calcext:value-type="float">
            <text:p>2.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561.323333333333" calcext:value-type="float">
            <text:p>561.32</text:p>
          </table:table-cell>
          <table:table-cell office:value-type="float" office:value="1357.974" calcext:value-type="float">
            <text:p>1357.97</text:p>
          </table:table-cell>
          <table:table-cell table:formula="of:=[.C157]/([.A157]*[.B157])" office:value-type="float" office:value="2.92355902777778" calcext:value-type="float">
            <text:p>2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.00</text:p>
          </table:table-cell>
          <table:table-cell office:value-type="float" office:value="1.419" calcext:value-type="float">
            <text:p>1.42</text:p>
          </table:table-cell>
          <table:table-cell table:formula="of:=[.C158]/([.A158]*[.B158])" office:value-type="float" office:value="2" calcext:value-type="float">
            <text:p>2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4.25" calcext:value-type="float">
            <text:p>44.25</text:p>
          </table:table-cell>
          <table:table-cell office:value-type="float" office:value="3.275" calcext:value-type="float">
            <text:p>3.28</text:p>
          </table:table-cell>
          <table:table-cell table:formula="of:=[.C159]/([.A159]*[.B159])" office:value-type="float" office:value="2.10714285714286" calcext:value-type="float">
            <text:p>2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2.39" calcext:value-type="float">
            <text:p>62.39</text:p>
          </table:table-cell>
          <table:table-cell office:value-type="float" office:value="6.37" calcext:value-type="float">
            <text:p>6.37</text:p>
          </table:table-cell>
          <table:table-cell table:formula="of:=[.C160]/([.A160]*[.B160])" office:value-type="float" office:value="2.22821428571429" calcext:value-type="float">
            <text:p>2.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0.3966666666667" calcext:value-type="float">
            <text:p>80.40</text:p>
          </table:table-cell>
          <table:table-cell office:value-type="float" office:value="12.096" calcext:value-type="float">
            <text:p>12.10</text:p>
          </table:table-cell>
          <table:table-cell table:formula="of:=[.C161]/([.A161]*[.B161])" office:value-type="float" office:value="2.29704761904762" calcext:value-type="float">
            <text:p>2.3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2.093333333333" calcext:value-type="float">
            <text:p>102.09</text:p>
          </table:table-cell>
          <table:table-cell office:value-type="float" office:value="19.79" calcext:value-type="float">
            <text:p>19.79</text:p>
          </table:table-cell>
          <table:table-cell table:formula="of:=[.C162]/([.A162]*[.B162])" office:value-type="float" office:value="2.43079365079364" calcext:value-type="float">
            <text:p>2.4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16.633333333333" calcext:value-type="float">
            <text:p>116.63</text:p>
          </table:table-cell>
          <table:table-cell office:value-type="float" office:value="27.984" calcext:value-type="float">
            <text:p>27.98</text:p>
          </table:table-cell>
          <table:table-cell table:formula="of:=[.C163]/([.A163]*[.B163])" office:value-type="float" office:value="2.38027210884353" calcext:value-type="float">
            <text:p>2.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0.06" calcext:value-type="float">
            <text:p>140.06</text:p>
          </table:table-cell>
          <table:table-cell office:value-type="float" office:value="40.985" calcext:value-type="float">
            <text:p>40.99</text:p>
          </table:table-cell>
          <table:table-cell table:formula="of:=[.C164]/([.A164]*[.B164])" office:value-type="float" office:value="2.50107142857143" calcext:value-type="float">
            <text:p>2.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5.87" calcext:value-type="float">
            <text:p>155.87</text:p>
          </table:table-cell>
          <table:table-cell office:value-type="float" office:value="55.509" calcext:value-type="float">
            <text:p>55.51</text:p>
          </table:table-cell>
          <table:table-cell table:formula="of:=[.C165]/([.A165]*[.B165])" office:value-type="float" office:value="2.47412698412698" calcext:value-type="float">
            <text:p>2.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9.906666666667" calcext:value-type="float">
            <text:p>179.91</text:p>
          </table:table-cell>
          <table:table-cell office:value-type="float" office:value="77.53" calcext:value-type="float">
            <text:p>77.53</text:p>
          </table:table-cell>
          <table:table-cell table:formula="of:=[.C166]/([.A166]*[.B166])" office:value-type="float" office:value="2.57009523809524" calcext:value-type="float">
            <text:p>2.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9.266666666667" calcext:value-type="float">
            <text:p>199.27</text:p>
          </table:table-cell>
          <table:table-cell office:value-type="float" office:value="101.255" calcext:value-type="float">
            <text:p>101.26</text:p>
          </table:table-cell>
          <table:table-cell table:formula="of:=[.C167]/([.A167]*[.B167])" office:value-type="float" office:value="2.58787878787879" calcext:value-type="float">
            <text:p>2.5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1.206666666667" calcext:value-type="float">
            <text:p>221.21</text:p>
          </table:table-cell>
          <table:table-cell office:value-type="float" office:value="128.937" calcext:value-type="float">
            <text:p>128.94</text:p>
          </table:table-cell>
          <table:table-cell table:formula="of:=[.C168]/([.A168]*[.B168])" office:value-type="float" office:value="2.6334126984127" calcext:value-type="float">
            <text:p>2.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44.67" calcext:value-type="float">
            <text:p>244.67</text:p>
          </table:table-cell>
          <table:table-cell office:value-type="float" office:value="159.316" calcext:value-type="float">
            <text:p>159.32</text:p>
          </table:table-cell>
          <table:table-cell table:formula="of:=[.C169]/([.A169]*[.B169])" office:value-type="float" office:value="2.68868131868132" calcext:value-type="float">
            <text:p>2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63.553333333333" calcext:value-type="float">
            <text:p>263.55</text:p>
          </table:table-cell>
          <table:table-cell office:value-type="float" office:value="195.833" calcext:value-type="float">
            <text:p>195.83</text:p>
          </table:table-cell>
          <table:table-cell table:formula="of:=[.C170]/([.A170]*[.B170])" office:value-type="float" office:value="2.68931972789115" calcext:value-type="float">
            <text:p>2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87.186666666667" calcext:value-type="float">
            <text:p>287.19</text:p>
          </table:table-cell>
          <table:table-cell office:value-type="float" office:value="246.14" calcext:value-type="float">
            <text:p>246.14</text:p>
          </table:table-cell>
          <table:table-cell table:formula="of:=[.C171]/([.A171]*[.B171])" office:value-type="float" office:value="2.73511111111111" calcext:value-type="float">
            <text:p>2.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07.353333333333" calcext:value-type="float">
            <text:p>307.35</text:p>
          </table:table-cell>
          <table:table-cell office:value-type="float" office:value="281.925" calcext:value-type="float">
            <text:p>281.93</text:p>
          </table:table-cell>
          <table:table-cell table:formula="of:=[.C172]/([.A172]*[.B172])" office:value-type="float" office:value="2.74422619047619" calcext:value-type="float">
            <text:p>2.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31.163333333333" calcext:value-type="float">
            <text:p>331.16</text:p>
          </table:table-cell>
          <table:table-cell office:value-type="float" office:value="344.641" calcext:value-type="float">
            <text:p>344.64</text:p>
          </table:table-cell>
          <table:table-cell table:formula="of:=[.C173]/([.A173]*[.B173])" office:value-type="float" office:value="2.78288515406162" calcext:value-type="float">
            <text:p>2.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57.113333333333" calcext:value-type="float">
            <text:p>357.11</text:p>
          </table:table-cell>
          <table:table-cell office:value-type="float" office:value="405.216" calcext:value-type="float">
            <text:p>405.22</text:p>
          </table:table-cell>
          <table:table-cell table:formula="of:=[.C174]/([.A174]*[.B174])" office:value-type="float" office:value="2.8342328042328" calcext:value-type="float">
            <text:p>2.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3.786666666667" calcext:value-type="float">
            <text:p>373.79</text:p>
          </table:table-cell>
          <table:table-cell office:value-type="float" office:value="479.858" calcext:value-type="float">
            <text:p>479.86</text:p>
          </table:table-cell>
          <table:table-cell table:formula="of:=[.C175]/([.A175]*[.B175])" office:value-type="float" office:value="2.81042606516291" calcext:value-type="float">
            <text:p>2.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00.66" calcext:value-type="float">
            <text:p>400.66</text:p>
          </table:table-cell>
          <table:table-cell office:value-type="float" office:value="570.508" calcext:value-type="float">
            <text:p>570.51</text:p>
          </table:table-cell>
          <table:table-cell table:formula="of:=[.C176]/([.A176]*[.B176])" office:value-type="float" office:value="2.86185714285714" calcext:value-type="float">
            <text:p>2.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1.583333333333" calcext:value-type="float">
            <text:p>421.58</text:p>
          </table:table-cell>
          <table:table-cell office:value-type="float" office:value="634.082" calcext:value-type="float">
            <text:p>634.08</text:p>
          </table:table-cell>
          <table:table-cell table:formula="of:=[.C177]/([.A177]*[.B177])" office:value-type="float" office:value="2.86791383219954" calcext:value-type="float">
            <text:p>2.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41.583333333333" calcext:value-type="float">
            <text:p>441.58</text:p>
          </table:table-cell>
          <table:table-cell office:value-type="float" office:value="719.741" calcext:value-type="float">
            <text:p>719.74</text:p>
          </table:table-cell>
          <table:table-cell table:formula="of:=[.C178]/([.A178]*[.B178])" office:value-type="float" office:value="2.86742424242424" calcext:value-type="float">
            <text:p>2.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460.183333333333" calcext:value-type="float">
            <text:p>460.18</text:p>
          </table:table-cell>
          <table:table-cell office:value-type="float" office:value="834.513" calcext:value-type="float">
            <text:p>834.51</text:p>
          </table:table-cell>
          <table:table-cell table:formula="of:=[.C179]/([.A179]*[.B179])" office:value-type="float" office:value="2.85828157349896" calcext:value-type="float">
            <text:p>2.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9.7" calcext:value-type="float">
            <text:p>489.70</text:p>
          </table:table-cell>
          <table:table-cell office:value-type="float" office:value="992.681" calcext:value-type="float">
            <text:p>992.68</text:p>
          </table:table-cell>
          <table:table-cell table:formula="of:=[.C180]/([.A180]*[.B180])" office:value-type="float" office:value="2.91488095238095" calcext:value-type="float">
            <text:p>2.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508.343333333333" calcext:value-type="float">
            <text:p>508.34</text:p>
          </table:table-cell>
          <table:table-cell office:value-type="float" office:value="1061.967" calcext:value-type="float">
            <text:p>1061.97</text:p>
          </table:table-cell>
          <table:table-cell table:formula="of:=[.C181]/([.A181]*[.B181])" office:value-type="float" office:value="2.90481904761905" calcext:value-type="float">
            <text:p>2.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538.803333333333" calcext:value-type="float">
            <text:p>538.80</text:p>
          </table:table-cell>
          <table:table-cell office:value-type="float" office:value="1219.948" calcext:value-type="float">
            <text:p>1219.95</text:p>
          </table:table-cell>
          <table:table-cell table:formula="of:=[.C182]/([.A182]*[.B182])" office:value-type="float" office:value="2.96045787545787" calcext:value-type="float">
            <text:p>2.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546.706666666667" calcext:value-type="float">
            <text:p>546.71</text:p>
          </table:table-cell>
          <table:table-cell office:value-type="float" office:value="1311.563" calcext:value-type="float">
            <text:p>1311.56</text:p>
          </table:table-cell>
          <table:table-cell table:formula="of:=[.C183]/([.A183]*[.B183])" office:value-type="float" office:value="2.8926278659612" calcext:value-type="float">
            <text:p>2.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572.183333333333" calcext:value-type="float">
            <text:p>572.18</text:p>
          </table:table-cell>
          <table:table-cell office:value-type="float" office:value="1456.351" calcext:value-type="float">
            <text:p>1456.35</text:p>
          </table:table-cell>
          <table:table-cell table:formula="of:=[.C184]/([.A184]*[.B184])" office:value-type="float" office:value="2.91930272108843" calcext:value-type="float">
            <text:p>2.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605.34" calcext:value-type="float">
            <text:p>605.34</text:p>
          </table:table-cell>
          <table:table-cell office:value-type="float" office:value="1669.786" calcext:value-type="float">
            <text:p>1669.79</text:p>
          </table:table-cell>
          <table:table-cell table:formula="of:=[.C185]/([.A185]*[.B185])" office:value-type="float" office:value="2.98197044334975" calcext:value-type="float">
            <text:p>2.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620.86" calcext:value-type="float">
            <text:p>620.86</text:p>
          </table:table-cell>
          <table:table-cell office:value-type="float" office:value="2830.42" calcext:value-type="float">
            <text:p>2830.42</text:p>
          </table:table-cell>
          <table:table-cell table:formula="of:=[.C186]/([.A186]*[.B186])" office:value-type="float" office:value="2.95647619047619" calcext:value-type="float">
            <text:p>2.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635.096666666667" calcext:value-type="float">
            <text:p>635.10</text:p>
          </table:table-cell>
          <table:table-cell office:value-type="float" office:value="4460.808" calcext:value-type="float">
            <text:p>4460.81</text:p>
          </table:table-cell>
          <table:table-cell table:formula="of:=[.C187]/([.A187]*[.B187])" office:value-type="float" office:value="2.92671274961598" calcext:value-type="float">
            <text:p>2.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675.683333333333" calcext:value-type="float">
            <text:p>675.68</text:p>
          </table:table-cell>
          <table:table-cell office:value-type="float" office:value="5708.135" calcext:value-type="float">
            <text:p>5708.14</text:p>
          </table:table-cell>
          <table:table-cell table:formula="of:=[.C188]/([.A188]*[.B188])" office:value-type="float" office:value="3.01644345238095" calcext:value-type="float">
            <text:p>3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3.0033333333333" calcext:value-type="float">
            <text:p>33.00</text:p>
          </table:table-cell>
          <table:table-cell office:value-type="float" office:value="5.558" calcext:value-type="float">
            <text:p>5.56</text:p>
          </table:table-cell>
          <table:table-cell table:formula="of:=[.C189]/([.A189]*[.B189])" office:value-type="float" office:value="2.06270833333333" calcext:value-type="float">
            <text:p>2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1.81" calcext:value-type="float">
            <text:p>51.81</text:p>
          </table:table-cell>
          <table:table-cell office:value-type="float" office:value="12.381" calcext:value-type="float">
            <text:p>12.38</text:p>
          </table:table-cell>
          <table:table-cell table:formula="of:=[.C190]/([.A190]*[.B190])" office:value-type="float" office:value="2.15875" calcext:value-type="float">
            <text:p>2.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3.6733333333333" calcext:value-type="float">
            <text:p>73.67</text:p>
          </table:table-cell>
          <table:table-cell office:value-type="float" office:value="26.752" calcext:value-type="float">
            <text:p>26.75</text:p>
          </table:table-cell>
          <table:table-cell table:formula="of:=[.C191]/([.A191]*[.B191])" office:value-type="float" office:value="2.30229166666667" calcext:value-type="float">
            <text:p>2.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3.33" calcext:value-type="float">
            <text:p>93.33</text:p>
          </table:table-cell>
          <table:table-cell office:value-type="float" office:value="44.064" calcext:value-type="float">
            <text:p>44.06</text:p>
          </table:table-cell>
          <table:table-cell table:formula="of:=[.C192]/([.A192]*[.B192])" office:value-type="float" office:value="2.33325" calcext:value-type="float">
            <text:p>2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5.486666666667" calcext:value-type="float">
            <text:p>115.49</text:p>
          </table:table-cell>
          <table:table-cell office:value-type="float" office:value="72.297" calcext:value-type="float">
            <text:p>72.30</text:p>
          </table:table-cell>
          <table:table-cell table:formula="of:=[.C193]/([.A193]*[.B193])" office:value-type="float" office:value="2.40597222222223" calcext:value-type="float">
            <text:p>2.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7.253333333333" calcext:value-type="float">
            <text:p>137.25</text:p>
          </table:table-cell>
          <table:table-cell office:value-type="float" office:value="108.132" calcext:value-type="float">
            <text:p>108.13</text:p>
          </table:table-cell>
          <table:table-cell table:formula="of:=[.C194]/([.A194]*[.B194])" office:value-type="float" office:value="2.45095238095238" calcext:value-type="float">
            <text:p>2.4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66.08" calcext:value-type="float">
            <text:p>166.08</text:p>
          </table:table-cell>
          <table:table-cell office:value-type="float" office:value="163.481" calcext:value-type="float">
            <text:p>163.48</text:p>
          </table:table-cell>
          <table:table-cell table:formula="of:=[.C195]/([.A195]*[.B195])" office:value-type="float" office:value="2.595" calcext:value-type="float">
            <text:p>2.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86.903333333333" calcext:value-type="float">
            <text:p>186.90</text:p>
          </table:table-cell>
          <table:table-cell office:value-type="float" office:value="222.977" calcext:value-type="float">
            <text:p>222.98</text:p>
          </table:table-cell>
          <table:table-cell table:formula="of:=[.C196]/([.A196]*[.B196])" office:value-type="float" office:value="2.59587962962963" calcext:value-type="float">
            <text:p>2.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9.416666666667" calcext:value-type="float">
            <text:p>209.42</text:p>
          </table:table-cell>
          <table:table-cell office:value-type="float" office:value="294.694" calcext:value-type="float">
            <text:p>294.69</text:p>
          </table:table-cell>
          <table:table-cell table:formula="of:=[.C197]/([.A197]*[.B197])" office:value-type="float" office:value="2.61770833333334" calcext:value-type="float">
            <text:p>2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31.066666666667" calcext:value-type="float">
            <text:p>231.07</text:p>
          </table:table-cell>
          <table:table-cell office:value-type="float" office:value="372.985" calcext:value-type="float">
            <text:p>372.99</text:p>
          </table:table-cell>
          <table:table-cell table:formula="of:=[.C198]/([.A198]*[.B198])" office:value-type="float" office:value="2.62575757575758" calcext:value-type="float">
            <text:p>2.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58.526666666667" calcext:value-type="float">
            <text:p>258.53</text:p>
          </table:table-cell>
          <table:table-cell office:value-type="float" office:value="488.461" calcext:value-type="float">
            <text:p>488.46</text:p>
          </table:table-cell>
          <table:table-cell table:formula="of:=[.C199]/([.A199]*[.B199])" office:value-type="float" office:value="2.69298611111111" calcext:value-type="float">
            <text:p>2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79.46" calcext:value-type="float">
            <text:p>279.46</text:p>
          </table:table-cell>
          <table:table-cell office:value-type="float" office:value="618.354" calcext:value-type="float">
            <text:p>618.35</text:p>
          </table:table-cell>
          <table:table-cell table:formula="of:=[.C200]/([.A200]*[.B200])" office:value-type="float" office:value="2.68711538461538" calcext:value-type="float">
            <text:p>2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02.236666666667" calcext:value-type="float">
            <text:p>302.24</text:p>
          </table:table-cell>
          <table:table-cell office:value-type="float" office:value="740.178" calcext:value-type="float">
            <text:p>740.18</text:p>
          </table:table-cell>
          <table:table-cell table:formula="of:=[.C201]/([.A201]*[.B201])" office:value-type="float" office:value="2.69854166666667" calcext:value-type="float">
            <text:p>2.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31.806666666667" calcext:value-type="float">
            <text:p>331.81</text:p>
          </table:table-cell>
          <table:table-cell office:value-type="float" office:value="920.053" calcext:value-type="float">
            <text:p>920.05</text:p>
          </table:table-cell>
          <table:table-cell table:formula="of:=[.C202]/([.A202]*[.B202])" office:value-type="float" office:value="2.76505555555556" calcext:value-type="float">
            <text:p>2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59.806666666667" calcext:value-type="float">
            <text:p>359.81</text:p>
          </table:table-cell>
          <table:table-cell office:value-type="float" office:value="852.105" calcext:value-type="float">
            <text:p>852.11</text:p>
          </table:table-cell>
          <table:table-cell table:formula="of:=[.C203]/([.A203]*[.B203])" office:value-type="float" office:value="2.81098958333334" calcext:value-type="float">
            <text:p>2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80.83" calcext:value-type="float">
            <text:p>380.83</text:p>
          </table:table-cell>
          <table:table-cell office:value-type="float" office:value="1353.092" calcext:value-type="float">
            <text:p>1353.09</text:p>
          </table:table-cell>
          <table:table-cell table:formula="of:=[.C204]/([.A204]*[.B204])" office:value-type="float" office:value="2.80022058823529" calcext:value-type="float">
            <text:p>2.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16.13" calcext:value-type="float">
            <text:p>416.13</text:p>
          </table:table-cell>
          <table:table-cell office:value-type="float" office:value="1627.205" calcext:value-type="float">
            <text:p>1627.21</text:p>
          </table:table-cell>
          <table:table-cell table:formula="of:=[.C205]/([.A205]*[.B205])" office:value-type="float" office:value="2.88979166666667" calcext:value-type="float">
            <text:p>2.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36.51" calcext:value-type="float">
            <text:p>436.51</text:p>
          </table:table-cell>
          <table:table-cell office:value-type="float" office:value="1803.241" calcext:value-type="float">
            <text:p>1803.24</text:p>
          </table:table-cell>
          <table:table-cell table:formula="of:=[.C206]/([.A206]*[.B206])" office:value-type="float" office:value="2.87177631578947" calcext:value-type="float">
            <text:p>2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58.876666666667" calcext:value-type="float">
            <text:p>458.88</text:p>
          </table:table-cell>
          <table:table-cell office:value-type="float" office:value="1891.081" calcext:value-type="float">
            <text:p>1891.08</text:p>
          </table:table-cell>
          <table:table-cell table:formula="of:=[.C207]/([.A207]*[.B207])" office:value-type="float" office:value="2.86797916666667" calcext:value-type="float">
            <text:p>2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97.62" calcext:value-type="float">
            <text:p>497.62</text:p>
          </table:table-cell>
          <table:table-cell office:value-type="float" office:value="2580.031" calcext:value-type="float">
            <text:p>2580.03</text:p>
          </table:table-cell>
          <table:table-cell table:formula="of:=[.C208]/([.A208]*[.B208])" office:value-type="float" office:value="2.96202380952381" calcext:value-type="float">
            <text:p>2.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517.85" calcext:value-type="float">
            <text:p>517.85</text:p>
          </table:table-cell>
          <table:table-cell office:value-type="float" office:value="2574.037" calcext:value-type="float">
            <text:p>2574.04</text:p>
          </table:table-cell>
          <table:table-cell table:formula="of:=[.C209]/([.A209]*[.B209])" office:value-type="float" office:value="2.94232954545455" calcext:value-type="float">
            <text:p>2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545.726666666667" calcext:value-type="float">
            <text:p>545.73</text:p>
          </table:table-cell>
          <table:table-cell office:value-type="float" office:value="3247.662" calcext:value-type="float">
            <text:p>3247.66</text:p>
          </table:table-cell>
          <table:table-cell table:formula="of:=[.C210]/([.A210]*[.B210])" office:value-type="float" office:value="2.96590579710145" calcext:value-type="float">
            <text:p>2.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72.623333333333" calcext:value-type="float">
            <text:p>572.62</text:p>
          </table:table-cell>
          <table:table-cell office:value-type="float" office:value="3593.602" calcext:value-type="float">
            <text:p>3593.60</text:p>
          </table:table-cell>
          <table:table-cell table:formula="of:=[.C211]/([.A211]*[.B211])" office:value-type="float" office:value="2.98241319444444" calcext:value-type="float">
            <text:p>2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99.88" calcext:value-type="float">
            <text:p>599.88</text:p>
          </table:table-cell>
          <table:table-cell office:value-type="float" office:value="3234.768" calcext:value-type="float">
            <text:p>3234.77</text:p>
          </table:table-cell>
          <table:table-cell table:formula="of:=[.C212]/([.A212]*[.B212])" office:value-type="float" office:value="2.9994" calcext:value-type="float">
            <text:p>3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635.153333333333" calcext:value-type="float">
            <text:p>635.15</text:p>
          </table:table-cell>
          <table:table-cell office:value-type="float" office:value="1932.421" calcext:value-type="float">
            <text:p>1932.42</text:p>
          </table:table-cell>
          <table:table-cell table:formula="of:=[.C213]/([.A213]*[.B213])" office:value-type="float" office:value="3.05362179487179" calcext:value-type="float">
            <text:p>3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652.053333333333" calcext:value-type="float">
            <text:p>652.05</text:p>
          </table:table-cell>
          <table:table-cell office:value-type="float" office:value="2089.695" calcext:value-type="float">
            <text:p>2089.70</text:p>
          </table:table-cell>
          <table:table-cell table:formula="of:=[.C214]/([.A214]*[.B214])" office:value-type="float" office:value="3.01876543209876" calcext:value-type="float">
            <text:p>3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86.18" calcext:value-type="float">
            <text:p>686.18</text:p>
          </table:table-cell>
          <table:table-cell office:value-type="float" office:value="2457.844" calcext:value-type="float">
            <text:p>2457.84</text:p>
          </table:table-cell>
          <table:table-cell table:formula="of:=[.C215]/([.A215]*[.B215])" office:value-type="float" office:value="3.06330357142857" calcext:value-type="float">
            <text:p>3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692.406666666667" calcext:value-type="float">
            <text:p>692.41</text:p>
          </table:table-cell>
          <table:table-cell office:value-type="float" office:value="2594.397" calcext:value-type="float">
            <text:p>2594.40</text:p>
          </table:table-cell>
          <table:table-cell table:formula="of:=[.C216]/([.A216]*[.B216])" office:value-type="float" office:value="2.98451149425288" calcext:value-type="float">
            <text:p>2.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732.09" calcext:value-type="float">
            <text:p>732.09</text:p>
          </table:table-cell>
          <table:table-cell office:value-type="float" office:value="2993.787" calcext:value-type="float">
            <text:p>2993.79</text:p>
          </table:table-cell>
          <table:table-cell table:formula="of:=[.C217]/([.A217]*[.B217])" office:value-type="float" office:value="3.050375" calcext:value-type="float">
            <text:p>3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745.416666666667" calcext:value-type="float">
            <text:p>745.42</text:p>
          </table:table-cell>
          <table:table-cell office:value-type="float" office:value="3191.911" calcext:value-type="float">
            <text:p>3191.91</text:p>
          </table:table-cell>
          <table:table-cell table:formula="of:=[.C218]/([.A218]*[.B218])" office:value-type="float" office:value="3.0057123655914" calcext:value-type="float">
            <text:p>3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783.57" calcext:value-type="float">
            <text:p>783.57</text:p>
          </table:table-cell>
          <table:table-cell office:value-type="float" office:value="3505.764" calcext:value-type="float">
            <text:p>3505.76</text:p>
          </table:table-cell>
          <table:table-cell table:formula="of:=[.C219]/([.A219]*[.B219])" office:value-type="float" office:value="3.0608203125" calcext:value-type="float">
            <text:p>3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7.06" calcext:value-type="float">
            <text:p>37.06</text:p>
          </table:table-cell>
          <table:table-cell office:value-type="float" office:value="2.36" calcext:value-type="float">
            <text:p>2.36</text:p>
          </table:table-cell>
          <table:table-cell table:formula="of:=[.C220]/([.A220]*[.B220])" office:value-type="float" office:value="2.05888888888889" calcext:value-type="float">
            <text:p>2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8.6033333333333" calcext:value-type="float">
            <text:p>58.60</text:p>
          </table:table-cell>
          <table:table-cell office:value-type="float" office:value="6.087" calcext:value-type="float">
            <text:p>6.09</text:p>
          </table:table-cell>
          <table:table-cell table:formula="of:=[.C221]/([.A221]*[.B221])" office:value-type="float" office:value="2.17049382716049" calcext:value-type="float">
            <text:p>2.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4.99" calcext:value-type="float">
            <text:p>84.99</text:p>
          </table:table-cell>
          <table:table-cell office:value-type="float" office:value="14.379" calcext:value-type="float">
            <text:p>14.38</text:p>
          </table:table-cell>
          <table:table-cell table:formula="of:=[.C222]/([.A222]*[.B222])" office:value-type="float" office:value="2.36083333333333" calcext:value-type="float">
            <text:p>2.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9.653333333333" calcext:value-type="float">
            <text:p>109.65</text:p>
          </table:table-cell>
          <table:table-cell office:value-type="float" office:value="24.781" calcext:value-type="float">
            <text:p>24.78</text:p>
          </table:table-cell>
          <table:table-cell table:formula="of:=[.C223]/([.A223]*[.B223])" office:value-type="float" office:value="2.43674074074073" calcext:value-type="float">
            <text:p>2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1.623333333333" calcext:value-type="float">
            <text:p>131.62</text:p>
          </table:table-cell>
          <table:table-cell office:value-type="float" office:value="40.415" calcext:value-type="float">
            <text:p>40.42</text:p>
          </table:table-cell>
          <table:table-cell table:formula="of:=[.C224]/([.A224]*[.B224])" office:value-type="float" office:value="2.43746913580246" calcext:value-type="float">
            <text:p>2.4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61.02" calcext:value-type="float">
            <text:p>161.02</text:p>
          </table:table-cell>
          <table:table-cell office:value-type="float" office:value="61.706" calcext:value-type="float">
            <text:p>61.71</text:p>
          </table:table-cell>
          <table:table-cell table:formula="of:=[.C225]/([.A225]*[.B225])" office:value-type="float" office:value="2.55587301587302" calcext:value-type="float">
            <text:p>2.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83.41" calcext:value-type="float">
            <text:p>183.41</text:p>
          </table:table-cell>
          <table:table-cell office:value-type="float" office:value="89.123" calcext:value-type="float">
            <text:p>89.12</text:p>
          </table:table-cell>
          <table:table-cell table:formula="of:=[.C226]/([.A226]*[.B226])" office:value-type="float" office:value="2.54736111111111" calcext:value-type="float">
            <text:p>2.5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9.126666666667" calcext:value-type="float">
            <text:p>209.13</text:p>
          </table:table-cell>
          <table:table-cell office:value-type="float" office:value="122.769" calcext:value-type="float">
            <text:p>122.77</text:p>
          </table:table-cell>
          <table:table-cell table:formula="of:=[.C227]/([.A227]*[.B227])" office:value-type="float" office:value="2.58181069958848" calcext:value-type="float">
            <text:p>2.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39.286666666667" calcext:value-type="float">
            <text:p>239.29</text:p>
          </table:table-cell>
          <table:table-cell office:value-type="float" office:value="169.89" calcext:value-type="float">
            <text:p>169.89</text:p>
          </table:table-cell>
          <table:table-cell table:formula="of:=[.C228]/([.A228]*[.B228])" office:value-type="float" office:value="2.65874074074074" calcext:value-type="float">
            <text:p>2.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0.546666666667" calcext:value-type="float">
            <text:p>270.55</text:p>
          </table:table-cell>
          <table:table-cell office:value-type="float" office:value="221.914" calcext:value-type="float">
            <text:p>221.91</text:p>
          </table:table-cell>
          <table:table-cell table:formula="of:=[.C229]/([.A229]*[.B229])" office:value-type="float" office:value="2.73279461279462" calcext:value-type="float">
            <text:p>2.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98.38" calcext:value-type="float">
            <text:p>298.38</text:p>
          </table:table-cell>
          <table:table-cell office:value-type="float" office:value="276.184" calcext:value-type="float">
            <text:p>276.18</text:p>
          </table:table-cell>
          <table:table-cell table:formula="of:=[.C230]/([.A230]*[.B230])" office:value-type="float" office:value="2.76277777777778" calcext:value-type="float">
            <text:p>2.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1.78" calcext:value-type="float">
            <text:p>321.78</text:p>
          </table:table-cell>
          <table:table-cell office:value-type="float" office:value="345.87" calcext:value-type="float">
            <text:p>345.87</text:p>
          </table:table-cell>
          <table:table-cell table:formula="of:=[.C231]/([.A231]*[.B231])" office:value-type="float" office:value="2.75025641025641" calcext:value-type="float">
            <text:p>2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50.393333333333" calcext:value-type="float">
            <text:p>350.39</text:p>
          </table:table-cell>
          <table:table-cell office:value-type="float" office:value="429.447" calcext:value-type="float">
            <text:p>429.45</text:p>
          </table:table-cell>
          <table:table-cell table:formula="of:=[.C232]/([.A232]*[.B232])" office:value-type="float" office:value="2.78089947089947" calcext:value-type="float">
            <text:p>2.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79.873333333333" calcext:value-type="float">
            <text:p>379.87</text:p>
          </table:table-cell>
          <table:table-cell office:value-type="float" office:value="522.583" calcext:value-type="float">
            <text:p>522.58</text:p>
          </table:table-cell>
          <table:table-cell table:formula="of:=[.C233]/([.A233]*[.B233])" office:value-type="float" office:value="2.81387654320987" calcext:value-type="float">
            <text:p>2.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13.406666666667" calcext:value-type="float">
            <text:p>413.41</text:p>
          </table:table-cell>
          <table:table-cell office:value-type="float" office:value="658.391" calcext:value-type="float">
            <text:p>658.39</text:p>
          </table:table-cell>
          <table:table-cell table:formula="of:=[.C234]/([.A234]*[.B234])" office:value-type="float" office:value="2.87087962962963" calcext:value-type="float">
            <text:p>2.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35.19" calcext:value-type="float">
            <text:p>435.19</text:p>
          </table:table-cell>
          <table:table-cell office:value-type="float" office:value="754.57" calcext:value-type="float">
            <text:p>754.57</text:p>
          </table:table-cell>
          <table:table-cell table:formula="of:=[.C235]/([.A235]*[.B235])" office:value-type="float" office:value="2.84437908496732" calcext:value-type="float">
            <text:p>2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71.266666666667" calcext:value-type="float">
            <text:p>471.27</text:p>
          </table:table-cell>
          <table:table-cell office:value-type="float" office:value="943.981" calcext:value-type="float">
            <text:p>943.98</text:p>
          </table:table-cell>
          <table:table-cell table:formula="of:=[.C236]/([.A236]*[.B236])" office:value-type="float" office:value="2.90905349794239" calcext:value-type="float">
            <text:p>2.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98.956666666667" calcext:value-type="float">
            <text:p>498.96</text:p>
          </table:table-cell>
          <table:table-cell office:value-type="float" office:value="1154.03" calcext:value-type="float">
            <text:p>1154.03</text:p>
          </table:table-cell>
          <table:table-cell table:formula="of:=[.C237]/([.A237]*[.B237])" office:value-type="float" office:value="2.91787524366472" calcext:value-type="float">
            <text:p>2.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24.936666666667" calcext:value-type="float">
            <text:p>524.94</text:p>
          </table:table-cell>
          <table:table-cell office:value-type="float" office:value="1247.86" calcext:value-type="float">
            <text:p>1247.86</text:p>
          </table:table-cell>
          <table:table-cell table:formula="of:=[.C238]/([.A238]*[.B238])" office:value-type="float" office:value="2.91631481481482" calcext:value-type="float">
            <text:p>2.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52.856666666667" calcext:value-type="float">
            <text:p>552.86</text:p>
          </table:table-cell>
          <table:table-cell office:value-type="float" office:value="1394.419" calcext:value-type="float">
            <text:p>1394.42</text:p>
          </table:table-cell>
          <table:table-cell table:formula="of:=[.C239]/([.A239]*[.B239])" office:value-type="float" office:value="2.92516754850088" calcext:value-type="float">
            <text:p>2.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80.08" calcext:value-type="float">
            <text:p>580.08</text:p>
          </table:table-cell>
          <table:table-cell office:value-type="float" office:value="1652.726" calcext:value-type="float">
            <text:p>1652.73</text:p>
          </table:table-cell>
          <table:table-cell table:formula="of:=[.C240]/([.A240]*[.B240])" office:value-type="float" office:value="2.92969696969697" calcext:value-type="float">
            <text:p>2.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622.506666666667" calcext:value-type="float">
            <text:p>622.51</text:p>
          </table:table-cell>
          <table:table-cell office:value-type="float" office:value="1871.964" calcext:value-type="float">
            <text:p>1871.96</text:p>
          </table:table-cell>
          <table:table-cell table:formula="of:=[.C241]/([.A241]*[.B241])" office:value-type="float" office:value="3.00727858293076" calcext:value-type="float">
            <text:p>3.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43.716666666667" calcext:value-type="float">
            <text:p>643.72</text:p>
          </table:table-cell>
          <table:table-cell office:value-type="float" office:value="2123.568" calcext:value-type="float">
            <text:p>2123.57</text:p>
          </table:table-cell>
          <table:table-cell table:formula="of:=[.C242]/([.A242]*[.B242])" office:value-type="float" office:value="2.98016975308642" calcext:value-type="float">
            <text:p>2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666.656666666667" calcext:value-type="float">
            <text:p>666.66</text:p>
          </table:table-cell>
          <table:table-cell office:value-type="float" office:value="2364.791" calcext:value-type="float">
            <text:p>2364.79</text:p>
          </table:table-cell>
          <table:table-cell table:formula="of:=[.C243]/([.A243]*[.B243])" office:value-type="float" office:value="2.96291851851852" calcext:value-type="float">
            <text:p>2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709.316666666667" calcext:value-type="float">
            <text:p>709.32</text:p>
          </table:table-cell>
          <table:table-cell office:value-type="float" office:value="2701.677" calcext:value-type="float">
            <text:p>2701.68</text:p>
          </table:table-cell>
          <table:table-cell table:formula="of:=[.C244]/([.A244]*[.B244])" office:value-type="float" office:value="3.03126780626781" calcext:value-type="float">
            <text:p>3.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726.856666666667" calcext:value-type="float">
            <text:p>726.86</text:p>
          </table:table-cell>
          <table:table-cell office:value-type="float" office:value="2957.663" calcext:value-type="float">
            <text:p>2957.66</text:p>
          </table:table-cell>
          <table:table-cell table:formula="of:=[.C245]/([.A245]*[.B245])" office:value-type="float" office:value="2.99117969821674" calcext:value-type="float">
            <text:p>2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65.216666666667" calcext:value-type="float">
            <text:p>765.22</text:p>
          </table:table-cell>
          <table:table-cell office:value-type="float" office:value="3834.606" calcext:value-type="float">
            <text:p>3834.61</text:p>
          </table:table-cell>
          <table:table-cell table:formula="of:=[.C246]/([.A246]*[.B246])" office:value-type="float" office:value="3.03657407407408" calcext:value-type="float">
            <text:p>3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804.793333333333" calcext:value-type="float">
            <text:p>804.79</text:p>
          </table:table-cell>
          <table:table-cell office:value-type="float" office:value="3767.541" calcext:value-type="float">
            <text:p>3767.54</text:p>
          </table:table-cell>
          <table:table-cell table:formula="of:=[.C247]/([.A247]*[.B247])" office:value-type="float" office:value="3.08349936143039" calcext:value-type="float">
            <text:p>3.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821.793333333333" calcext:value-type="float">
            <text:p>821.79</text:p>
          </table:table-cell>
          <table:table-cell office:value-type="float" office:value="4802.263" calcext:value-type="float">
            <text:p>4802.26</text:p>
          </table:table-cell>
          <table:table-cell table:formula="of:=[.C248]/([.A248]*[.B248])" office:value-type="float" office:value="3.04367901234568" calcext:value-type="float">
            <text:p>3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881.93" calcext:value-type="float">
            <text:p>881.93</text:p>
          </table:table-cell>
          <table:table-cell office:value-type="float" office:value="4785.268" calcext:value-type="float">
            <text:p>4785.27</text:p>
          </table:table-cell>
          <table:table-cell table:formula="of:=[.C249]/([.A249]*[.B249])" office:value-type="float" office:value="3.1610394265233" calcext:value-type="float">
            <text:p>3.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900.89" calcext:value-type="float">
            <text:p>900.89</text:p>
          </table:table-cell>
          <table:table-cell office:value-type="float" office:value="5183.811" calcext:value-type="float">
            <text:p>5183.81</text:p>
          </table:table-cell>
          <table:table-cell table:formula="of:=[.C250]/([.A250]*[.B250])" office:value-type="float" office:value="3.12809027777778" calcext:value-type="float">
            <text:p>3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2.52" calcext:value-type="float">
            <text:p>42.52</text:p>
          </table:table-cell>
          <table:table-cell office:value-type="float" office:value="3.067" calcext:value-type="float">
            <text:p>3.07</text:p>
          </table:table-cell>
          <table:table-cell table:formula="of:=[.C251]/([.A251]*[.B251])" office:value-type="float" office:value="2.126" calcext:value-type="float">
            <text:p>2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5.8366666666667" calcext:value-type="float">
            <text:p>65.84</text:p>
          </table:table-cell>
          <table:table-cell office:value-type="float" office:value="8.153" calcext:value-type="float">
            <text:p>8.15</text:p>
          </table:table-cell>
          <table:table-cell table:formula="of:=[.C252]/([.A252]*[.B252])" office:value-type="float" office:value="2.19455555555556" calcext:value-type="float">
            <text:p>2.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3.8266666666667" calcext:value-type="float">
            <text:p>93.83</text:p>
          </table:table-cell>
          <table:table-cell office:value-type="float" office:value="18.478" calcext:value-type="float">
            <text:p>18.48</text:p>
          </table:table-cell>
          <table:table-cell table:formula="of:=[.C253]/([.A253]*[.B253])" office:value-type="float" office:value="2.34566666666667" calcext:value-type="float">
            <text:p>2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1.35" calcext:value-type="float">
            <text:p>121.35</text:p>
          </table:table-cell>
          <table:table-cell office:value-type="float" office:value="34.251" calcext:value-type="float">
            <text:p>34.25</text:p>
          </table:table-cell>
          <table:table-cell table:formula="of:=[.C254]/([.A254]*[.B254])" office:value-type="float" office:value="2.427" calcext:value-type="float">
            <text:p>2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0.946666666667" calcext:value-type="float">
            <text:p>150.95</text:p>
          </table:table-cell>
          <table:table-cell office:value-type="float" office:value="55.307" calcext:value-type="float">
            <text:p>55.31</text:p>
          </table:table-cell>
          <table:table-cell table:formula="of:=[.C255]/([.A255]*[.B255])" office:value-type="float" office:value="2.51577777777778" calcext:value-type="float">
            <text:p>2.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82.95" calcext:value-type="float">
            <text:p>182.95</text:p>
          </table:table-cell>
          <table:table-cell office:value-type="float" office:value="88.722" calcext:value-type="float">
            <text:p>88.72</text:p>
          </table:table-cell>
          <table:table-cell table:formula="of:=[.C256]/([.A256]*[.B256])" office:value-type="float" office:value="2.61357142857143" calcext:value-type="float">
            <text:p>2.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9.846666666667" calcext:value-type="float">
            <text:p>209.85</text:p>
          </table:table-cell>
          <table:table-cell office:value-type="float" office:value="128.33" calcext:value-type="float">
            <text:p>128.33</text:p>
          </table:table-cell>
          <table:table-cell table:formula="of:=[.C257]/([.A257]*[.B257])" office:value-type="float" office:value="2.62308333333334" calcext:value-type="float">
            <text:p>2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41.316666666667" calcext:value-type="float">
            <text:p>241.32</text:p>
          </table:table-cell>
          <table:table-cell office:value-type="float" office:value="170.936" calcext:value-type="float">
            <text:p>170.94</text:p>
          </table:table-cell>
          <table:table-cell table:formula="of:=[.C258]/([.A258]*[.B258])" office:value-type="float" office:value="2.6812962962963" calcext:value-type="float">
            <text:p>2.68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69.596666666667" calcext:value-type="float">
            <text:p>269.60</text:p>
          </table:table-cell>
          <table:table-cell office:value-type="float" office:value="234.052" calcext:value-type="float">
            <text:p>234.05</text:p>
          </table:table-cell>
          <table:table-cell table:formula="of:=[.C259]/([.A259]*[.B259])" office:value-type="float" office:value="2.69596666666667" calcext:value-type="float">
            <text:p>2.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01.926666666667" calcext:value-type="float">
            <text:p>301.93</text:p>
          </table:table-cell>
          <table:table-cell office:value-type="float" office:value="300.67" calcext:value-type="float">
            <text:p>300.67</text:p>
          </table:table-cell>
          <table:table-cell table:formula="of:=[.C260]/([.A260]*[.B260])" office:value-type="float" office:value="2.74478787878788" calcext:value-type="float">
            <text:p>2.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27.353333333333" calcext:value-type="float">
            <text:p>327.35</text:p>
          </table:table-cell>
          <table:table-cell office:value-type="float" office:value="378.497" calcext:value-type="float">
            <text:p>378.50</text:p>
          </table:table-cell>
          <table:table-cell table:formula="of:=[.C261]/([.A261]*[.B261])" office:value-type="float" office:value="2.72794444444444" calcext:value-type="float">
            <text:p>2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62.81" calcext:value-type="float">
            <text:p>362.81</text:p>
          </table:table-cell>
          <table:table-cell office:value-type="float" office:value="491.84" calcext:value-type="float">
            <text:p>491.84</text:p>
          </table:table-cell>
          <table:table-cell table:formula="of:=[.C262]/([.A262]*[.B262])" office:value-type="float" office:value="2.79084615384615" calcext:value-type="float">
            <text:p>2.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00.92" calcext:value-type="float">
            <text:p>400.92</text:p>
          </table:table-cell>
          <table:table-cell office:value-type="float" office:value="633.961" calcext:value-type="float">
            <text:p>633.96</text:p>
          </table:table-cell>
          <table:table-cell table:formula="of:=[.C263]/([.A263]*[.B263])" office:value-type="float" office:value="2.86371428571429" calcext:value-type="float">
            <text:p>2.8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26.686666666667" calcext:value-type="float">
            <text:p>426.69</text:p>
          </table:table-cell>
          <table:table-cell office:value-type="float" office:value="712.522" calcext:value-type="float">
            <text:p>712.52</text:p>
          </table:table-cell>
          <table:table-cell table:formula="of:=[.C264]/([.A264]*[.B264])" office:value-type="float" office:value="2.84457777777778" calcext:value-type="float">
            <text:p>2.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59.18" calcext:value-type="float">
            <text:p>459.18</text:p>
          </table:table-cell>
          <table:table-cell office:value-type="float" office:value="893.948" calcext:value-type="float">
            <text:p>893.95</text:p>
          </table:table-cell>
          <table:table-cell table:formula="of:=[.C265]/([.A265]*[.B265])" office:value-type="float" office:value="2.869875" calcext:value-type="float">
            <text:p>2.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91.55" calcext:value-type="float">
            <text:p>491.55</text:p>
          </table:table-cell>
          <table:table-cell office:value-type="float" office:value="1193.171" calcext:value-type="float">
            <text:p>1193.17</text:p>
          </table:table-cell>
          <table:table-cell table:formula="of:=[.C266]/([.A266]*[.B266])" office:value-type="float" office:value="2.89147058823529" calcext:value-type="float">
            <text:p>2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19.9" calcext:value-type="float">
            <text:p>519.90</text:p>
          </table:table-cell>
          <table:table-cell office:value-type="float" office:value="1230.393" calcext:value-type="float">
            <text:p>1230.39</text:p>
          </table:table-cell>
          <table:table-cell table:formula="of:=[.C267]/([.A267]*[.B267])" office:value-type="float" office:value="2.88833333333333" calcext:value-type="float">
            <text:p>2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558.476666666667" calcext:value-type="float">
            <text:p>558.48</text:p>
          </table:table-cell>
          <table:table-cell office:value-type="float" office:value="1516.336" calcext:value-type="float">
            <text:p>1516.34</text:p>
          </table:table-cell>
          <table:table-cell table:formula="of:=[.C268]/([.A268]*[.B268])" office:value-type="float" office:value="2.93935087719298" calcext:value-type="float">
            <text:p>2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88.043333333333" calcext:value-type="float">
            <text:p>588.04</text:p>
          </table:table-cell>
          <table:table-cell office:value-type="float" office:value="1864" calcext:value-type="float">
            <text:p>1864.00</text:p>
          </table:table-cell>
          <table:table-cell table:formula="of:=[.C269]/([.A269]*[.B269])" office:value-type="float" office:value="2.94021666666667" calcext:value-type="float">
            <text:p>2.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13.75" calcext:value-type="float">
            <text:p>613.75</text:p>
          </table:table-cell>
          <table:table-cell office:value-type="float" office:value="1894.845" calcext:value-type="float">
            <text:p>1894.85</text:p>
          </table:table-cell>
          <table:table-cell table:formula="of:=[.C270]/([.A270]*[.B270])" office:value-type="float" office:value="2.92261904761905" calcext:value-type="float">
            <text:p>2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655.876666666667" calcext:value-type="float">
            <text:p>655.88</text:p>
          </table:table-cell>
          <table:table-cell office:value-type="float" office:value="2361.087" calcext:value-type="float">
            <text:p>2361.09</text:p>
          </table:table-cell>
          <table:table-cell table:formula="of:=[.C271]/([.A271]*[.B271])" office:value-type="float" office:value="2.98125757575758" calcext:value-type="float">
            <text:p>2.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708.943333333333" calcext:value-type="float">
            <text:p>708.94</text:p>
          </table:table-cell>
          <table:table-cell office:value-type="float" office:value="2752.868" calcext:value-type="float">
            <text:p>2752.87</text:p>
          </table:table-cell>
          <table:table-cell table:formula="of:=[.C272]/([.A272]*[.B272])" office:value-type="float" office:value="3.08236231884058" calcext:value-type="float">
            <text:p>3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736.41" calcext:value-type="float">
            <text:p>736.41</text:p>
          </table:table-cell>
          <table:table-cell office:value-type="float" office:value="3447.794" calcext:value-type="float">
            <text:p>3447.79</text:p>
          </table:table-cell>
          <table:table-cell table:formula="of:=[.C273]/([.A273]*[.B273])" office:value-type="float" office:value="3.068375" calcext:value-type="float">
            <text:p>3.0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2.4466666666667" calcext:value-type="float">
            <text:p>72.45</text:p>
          </table:table-cell>
          <table:table-cell office:value-type="float" office:value="10.798" calcext:value-type="float">
            <text:p>10.80</text:p>
          </table:table-cell>
          <table:table-cell table:formula="of:=[.C274]/([.A274]*[.B274])" office:value-type="float" office:value="2.26395833333333" calcext:value-type="float">
            <text:p>2.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0.573333333333" calcext:value-type="float">
            <text:p>160.57</text:p>
          </table:table-cell>
          <table:table-cell office:value-type="float" office:value="76.66" calcext:value-type="float">
            <text:p>76.66</text:p>
          </table:table-cell>
          <table:table-cell table:formula="of:=[.C275]/([.A275]*[.B275])" office:value-type="float" office:value="2.50895833333333" calcext:value-type="float">
            <text:p>2.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6.93" calcext:value-type="float">
            <text:p>256.93</text:p>
          </table:table-cell>
          <table:table-cell office:value-type="float" office:value="242.332" calcext:value-type="float">
            <text:p>242.33</text:p>
          </table:table-cell>
          <table:table-cell table:formula="of:=[.C276]/([.A276]*[.B276])" office:value-type="float" office:value="2.67635416666667" calcext:value-type="float">
            <text:p>2.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57.213333333333" calcext:value-type="float">
            <text:p>357.21</text:p>
          </table:table-cell>
          <table:table-cell office:value-type="float" office:value="547.159" calcext:value-type="float">
            <text:p>547.16</text:p>
          </table:table-cell>
          <table:table-cell table:formula="of:=[.C277]/([.A277]*[.B277])" office:value-type="float" office:value="2.79072916666666" calcext:value-type="float">
            <text:p>2.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60.21" calcext:value-type="float">
            <text:p>460.21</text:p>
          </table:table-cell>
          <table:table-cell office:value-type="float" office:value="1038.625" calcext:value-type="float">
            <text:p>1038.63</text:p>
          </table:table-cell>
          <table:table-cell table:formula="of:=[.C278]/([.A278]*[.B278])" office:value-type="float" office:value="2.8763125" calcext:value-type="float">
            <text:p>2.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65.423333333333" calcext:value-type="float">
            <text:p>565.42</text:p>
          </table:table-cell>
          <table:table-cell office:value-type="float" office:value="1760.302" calcext:value-type="float">
            <text:p>1760.30</text:p>
          </table:table-cell>
          <table:table-cell table:formula="of:=[.C279]/([.A279]*[.B279])" office:value-type="float" office:value="2.94491319444444" calcext:value-type="float">
            <text:p>2.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84.453333333333" calcext:value-type="float">
            <text:p>684.45</text:p>
          </table:table-cell>
          <table:table-cell office:value-type="float" office:value="2975.995" calcext:value-type="float">
            <text:p>2976.00</text:p>
          </table:table-cell>
          <table:table-cell table:formula="of:=[.C280]/([.A280]*[.B280])" office:value-type="float" office:value="3.05559523809524" calcext:value-type="float">
            <text:p>3.0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776.91" calcext:value-type="float">
            <text:p>776.91</text:p>
          </table:table-cell>
          <table:table-cell office:value-type="float" office:value="4105.263" calcext:value-type="float">
            <text:p>4105.26</text:p>
          </table:table-cell>
          <table:table-cell table:formula="of:=[.C281]/([.A281]*[.B281])" office:value-type="float" office:value="3.0348046875" calcext:value-type="float">
            <text:p>3.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92.353333333333" calcext:value-type="float">
            <text:p>892.35</text:p>
          </table:table-cell>
          <table:table-cell office:value-type="float" office:value="5693.848" calcext:value-type="float">
            <text:p>5693.85</text:p>
          </table:table-cell>
          <table:table-cell table:formula="of:=[.C282]/([.A282]*[.B282])" office:value-type="float" office:value="3.09844907407407" calcext:value-type="float">
            <text:p>3.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90.473333333333" calcext:value-type="float">
            <text:p>990.47</text:p>
          </table:table-cell>
          <table:table-cell office:value-type="float" office:value="7557.609" calcext:value-type="float">
            <text:p>7557.61</text:p>
          </table:table-cell>
          <table:table-cell table:formula="of:=[.C283]/([.A283]*[.B283])" office:value-type="float" office:value="3.09522916666667" calcext:value-type="float">
            <text:p>3.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123.96666666667" calcext:value-type="float">
            <text:p>1123.97</text:p>
          </table:table-cell>
          <table:table-cell office:value-type="float" office:value="10547.573" calcext:value-type="float">
            <text:p>10547.57</text:p>
          </table:table-cell>
          <table:table-cell table:formula="of:=[.C284]/([.A284]*[.B284])" office:value-type="float" office:value="3.19308712121213" calcext:value-type="float">
            <text:p>3.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236.33333333333" calcext:value-type="float">
            <text:p>1236.33</text:p>
          </table:table-cell>
          <table:table-cell office:value-type="float" office:value="13325.942" calcext:value-type="float">
            <text:p>13325.94</text:p>
          </table:table-cell>
          <table:table-cell table:formula="of:=[.C285]/([.A285]*[.B285])" office:value-type="float" office:value="3.21961805555555" calcext:value-type="float">
            <text:p>3.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365.05333333333" calcext:value-type="float">
            <text:p>1365.05</text:p>
          </table:table-cell>
          <table:table-cell office:value-type="float" office:value="17125.83" calcext:value-type="float">
            <text:p>17125.83</text:p>
          </table:table-cell>
          <table:table-cell table:formula="of:=[.C286]/([.A286]*[.B286])" office:value-type="float" office:value="3.2813782051282" calcext:value-type="float">
            <text:p>3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469.81" calcext:value-type="float">
            <text:p>1469.81</text:p>
          </table:table-cell>
          <table:table-cell office:value-type="float" office:value="23531.225" calcext:value-type="float">
            <text:p>23531.23</text:p>
          </table:table-cell>
          <table:table-cell table:formula="of:=[.C287]/([.A287]*[.B287])" office:value-type="float" office:value="3.28082589285714" calcext:value-type="float">
            <text:p>3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1564.55666666667" calcext:value-type="float">
            <text:p>1564.56</text:p>
          </table:table-cell>
          <table:table-cell office:value-type="float" office:value="25549.585" calcext:value-type="float">
            <text:p>25549.59</text:p>
          </table:table-cell>
          <table:table-cell table:formula="of:=[.C288]/([.A288]*[.B288])" office:value-type="float" office:value="3.25949305555556" calcext:value-type="float">
            <text:p>3.26</text:p>
          </table:table-cell>
        </table:table-row>
      </table:table>
      <table:table table:name="BRTP-5" table:style-name="ta1">
        <table:table-column table:style-name="co7" table:number-columns-repeated="2" table:default-cell-style-name="ce8"/>
        <table:table-column table:style-name="co1" table:default-cell-style-name="ce9"/>
        <table:table-column table:style-name="co2" table:default-cell-style-name="ce9"/>
        <table:table-column table:style-name="co4" table:default-cell-style-name="ce8"/>
        <table:table-column table:style-name="co8" table:default-cell-style-name="ce8"/>
        <table:table-row table:style-name="ro1">
          <table:table-cell table:style-name="ce2" office:value-type="string" calcext:value-type="string" table:number-columns-spanned="4" table:number-rows-spanned="1">
            <text:p>Bounded-retransmission</text:p>
          </table:table-cell>
          <table:covered-table-cell/>
          <table:covered-table-cell table:number-columns-repeated="2" table:style-name="ce8"/>
          <table:table-cell table:number-columns-repeated="2"/>
        </table:table-row>
        <table:table-row table:style-name="ro1">
          <table:table-cell table:style-name="ce7" office:value-type="string" calcext:value-type="string">
            <text:p>File-size</text:p>
          </table:table-cell>
          <table:table-cell table:style-name="ce7" office:value-type="string" calcext:value-type="string">
            <text:p>N-retrais</text:p>
          </table:table-cell>
          <table:table-cell table:style-name="ce7" office:value-type="string" calcext:value-type="string">
            <text:p>Probability</text:p>
          </table:table-cell>
          <table:table-cell table:style-name="ce7" office:value-type="string" calcext:value-type="string">
            <text:p>time (sec)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.403333333333333" calcext:value-type="float">
            <text:p>0.40</text:p>
          </table:table-cell>
          <table:table-cell office:value-type="float" office:value="33.775" calcext:value-type="float">
            <text:p>33.7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0.618888888888889" calcext:value-type="float">
            <text:p>0.62</text:p>
          </table:table-cell>
          <table:table-cell office:value-type="float" office:value="19.084" calcext:value-type="float">
            <text:p>19.08</text:p>
          </table:table-cell>
          <table:table-cell/>
          <table:table-cell office:value-type="string" calcext:value-type="string">
            <text:p>Probability: Final state is “success"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.763333333333333" calcext:value-type="float">
            <text:p>0.76</text:p>
          </table:table-cell>
          <table:table-cell office:value-type="float" office:value="10.343" calcext:value-type="float">
            <text:p>10.3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.86" calcext:value-type="float">
            <text:p>0.86</text:p>
          </table:table-cell>
          <table:table-cell office:value-type="float" office:value="7.567" calcext:value-type="float">
            <text:p>7.5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.903333333333333" calcext:value-type="float">
            <text:p>0.90</text:p>
          </table:table-cell>
          <table:table-cell office:value-type="float" office:value="4.175" calcext:value-type="float">
            <text:p>4.1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983333333333333" calcext:value-type="float">
            <text:p>0.98</text:p>
          </table:table-cell>
          <table:table-cell office:value-type="float" office:value="4.223" calcext:value-type="float">
            <text:p>4.2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.96" calcext:value-type="float">
            <text:p>0.96</text:p>
          </table:table-cell>
          <table:table-cell office:value-type="float" office:value="4.224" calcext:value-type="float">
            <text:p>4.2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.983333333333333" calcext:value-type="float">
            <text:p>0.98</text:p>
          </table:table-cell>
          <table:table-cell office:value-type="float" office:value="4.21" calcext:value-type="float">
            <text:p>4.2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.993333333333333" calcext:value-type="float">
            <text:p>0.99</text:p>
          </table:table-cell>
          <table:table-cell office:value-type="float" office:value="4.322" calcext:value-type="float">
            <text:p>4.3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.993333333333333" calcext:value-type="float">
            <text:p>0.99</text:p>
          </table:table-cell>
          <table:table-cell office:value-type="float" office:value="4.309" calcext:value-type="float">
            <text:p>4.3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996666666666667" calcext:value-type="float">
            <text:p>1.00</text:p>
          </table:table-cell>
          <table:table-cell office:value-type="float" office:value="4.195" calcext:value-type="float">
            <text:p>4.2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.00</text:p>
          </table:table-cell>
          <table:table-cell office:value-type="float" office:value="4.283" calcext:value-type="float">
            <text:p>4.2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.00</text:p>
          </table:table-cell>
          <table:table-cell office:value-type="float" office:value="4.286" calcext:value-type="float">
            <text:p>4.2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.00</text:p>
          </table:table-cell>
          <table:table-cell office:value-type="float" office:value="4.255" calcext:value-type="float">
            <text:p>4.2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.00</text:p>
          </table:table-cell>
          <table:table-cell office:value-type="float" office:value="4.227" calcext:value-type="float">
            <text:p>4.23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.00</text:p>
          </table:table-cell>
          <table:table-cell office:value-type="float" office:value="4.273" calcext:value-type="float">
            <text:p>4.2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.00</text:p>
          </table:table-cell>
          <table:table-cell office:value-type="float" office:value="4.276" calcext:value-type="float">
            <text:p>4.2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.00</text:p>
          </table:table-cell>
          <table:table-cell office:value-type="float" office:value="4.307" calcext:value-type="float">
            <text:p>4.3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17991452991453" calcext:value-type="float">
            <text:p>0.18</text:p>
          </table:table-cell>
          <table:table-cell office:value-type="float" office:value="144.515" calcext:value-type="float">
            <text:p>144.5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.397179487179487" calcext:value-type="float">
            <text:p>0.40</text:p>
          </table:table-cell>
          <table:table-cell office:value-type="float" office:value="65.443" calcext:value-type="float">
            <text:p>65.4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.606666666666667" calcext:value-type="float">
            <text:p>0.61</text:p>
          </table:table-cell>
          <table:table-cell office:value-type="float" office:value="36.371" calcext:value-type="float">
            <text:p>36.3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757777777777778" calcext:value-type="float">
            <text:p>0.76</text:p>
          </table:table-cell>
          <table:table-cell office:value-type="float" office:value="20.502" calcext:value-type="float">
            <text:p>20.5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0.853333333333333" calcext:value-type="float">
            <text:p>0.85</text:p>
          </table:table-cell>
          <table:table-cell office:value-type="float" office:value="14.915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895" calcext:value-type="float">
            <text:p>0.90</text:p>
          </table:table-cell>
          <table:table-cell office:value-type="float" office:value="15.124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0.946666666666667" calcext:value-type="float">
            <text:p>0.95</text:p>
          </table:table-cell>
          <table:table-cell office:value-type="float" office:value="8.053" calcext:value-type="float">
            <text:p>8.0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0.983333333333333" calcext:value-type="float">
            <text:p>0.98</text:p>
          </table:table-cell>
          <table:table-cell office:value-type="float" office:value="8.276" calcext:value-type="float">
            <text:p>8.28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0.99" calcext:value-type="float">
            <text:p>0.99</text:p>
          </table:table-cell>
          <table:table-cell office:value-type="float" office:value="8.301" calcext:value-type="float">
            <text:p>8.3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.00</text:p>
          </table:table-cell>
          <table:table-cell office:value-type="float" office:value="8.337" calcext:value-type="float">
            <text:p>8.3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.00</text:p>
          </table:table-cell>
          <table:table-cell office:value-type="float" office:value="8.305" calcext:value-type="float">
            <text:p>8.3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0.993333333333333" calcext:value-type="float">
            <text:p>0.99</text:p>
          </table:table-cell>
          <table:table-cell office:value-type="float" office:value="8.347" calcext:value-type="float">
            <text:p>8.3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.00</text:p>
          </table:table-cell>
          <table:table-cell office:value-type="float" office:value="8.251" calcext:value-type="float">
            <text:p>8.2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.00</text:p>
          </table:table-cell>
          <table:table-cell office:value-type="float" office:value="8.323" calcext:value-type="float">
            <text:p>8.3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.00</text:p>
          </table:table-cell>
          <table:table-cell office:value-type="float" office:value="8.184" calcext:value-type="float">
            <text:p>8.1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0.996666666666667" calcext:value-type="float">
            <text:p>1.00</text:p>
          </table:table-cell>
          <table:table-cell office:value-type="float" office:value="8.334" calcext:value-type="float">
            <text:p>8.3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.00</text:p>
          </table:table-cell>
          <table:table-cell office:value-type="float" office:value="8.233" calcext:value-type="float">
            <text:p>8.23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.00</text:p>
          </table:table-cell>
          <table:table-cell office:value-type="float" office:value="8.133" calcext:value-type="float">
            <text:p>8.1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0745396825396825" calcext:value-type="float">
            <text:p>0.07</text:p>
          </table:table-cell>
          <table:table-cell office:value-type="float" office:value="439.43" calcext:value-type="float">
            <text:p>439.4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0.242592592592593" calcext:value-type="float">
            <text:p>0.24</text:p>
          </table:table-cell>
          <table:table-cell office:value-type="float" office:value="166.932" calcext:value-type="float">
            <text:p>166.9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0.448787878787879" calcext:value-type="float">
            <text:p>0.45</text:p>
          </table:table-cell>
          <table:table-cell office:value-type="float" office:value="87.831" calcext:value-type="float">
            <text:p>87.8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.622777777777778" calcext:value-type="float">
            <text:p>0.62</text:p>
          </table:table-cell>
          <table:table-cell office:value-type="float" office:value="54.91" calcext:value-type="float">
            <text:p>54.9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.764444444444445" calcext:value-type="float">
            <text:p>0.76</text:p>
          </table:table-cell>
          <table:table-cell office:value-type="float" office:value="31.244" calcext:value-type="float">
            <text:p>31.2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0.856666666666667" calcext:value-type="float">
            <text:p>0.86</text:p>
          </table:table-cell>
          <table:table-cell office:value-type="float" office:value="21.943" calcext:value-type="float">
            <text:p>21.94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0.94" calcext:value-type="float">
            <text:p>0.94</text:p>
          </table:table-cell>
          <table:table-cell office:value-type="float" office:value="12.185" calcext:value-type="float">
            <text:p>12.1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0.94" calcext:value-type="float">
            <text:p>0.94</text:p>
          </table:table-cell>
          <table:table-cell office:value-type="float" office:value="12.149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0.98" calcext:value-type="float">
            <text:p>0.98</text:p>
          </table:table-cell>
          <table:table-cell office:value-type="float" office:value="12.194" calcext:value-type="float">
            <text:p>12.1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0.976666666666667" calcext:value-type="float">
            <text:p>0.98</text:p>
          </table:table-cell>
          <table:table-cell office:value-type="float" office:value="12.123" calcext:value-type="float">
            <text:p>12.1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996666666666667" calcext:value-type="float">
            <text:p>1.00</text:p>
          </table:table-cell>
          <table:table-cell office:value-type="float" office:value="12.53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0.996666666666667" calcext:value-type="float">
            <text:p>1.00</text:p>
          </table:table-cell>
          <table:table-cell office:value-type="float" office:value="12.406" calcext:value-type="float">
            <text:p>12.4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.00</text:p>
          </table:table-cell>
          <table:table-cell office:value-type="float" office:value="12.46" calcext:value-type="float">
            <text:p>12.4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.00</text:p>
          </table:table-cell>
          <table:table-cell office:value-type="float" office:value="12.264" calcext:value-type="float">
            <text:p>12.2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.00</text:p>
          </table:table-cell>
          <table:table-cell office:value-type="float" office:value="12.191" calcext:value-type="float">
            <text:p>12.1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.00</text:p>
          </table:table-cell>
          <table:table-cell office:value-type="float" office:value="12.265" calcext:value-type="float">
            <text:p>12.2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.00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.00</text:p>
          </table:table-cell>
          <table:table-cell office:value-type="float" office:value="12.334" calcext:value-type="float">
            <text:p>12.3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030258064516129" calcext:value-type="float">
            <text:p>0.03</text:p>
          </table:table-cell>
          <table:table-cell office:value-type="float" office:value="679.099" calcext:value-type="float">
            <text:p>679.1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0.145666666666667" calcext:value-type="float">
            <text:p>0.15</text:p>
          </table:table-cell>
          <table:table-cell office:value-type="float" office:value="347.192" calcext:value-type="float">
            <text:p>347.19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0.335882352941176" calcext:value-type="float">
            <text:p>0.34</text:p>
          </table:table-cell>
          <table:table-cell office:value-type="float" office:value="161.015" calcext:value-type="float">
            <text:p>161.0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.558095238095238" calcext:value-type="float">
            <text:p>0.56</text:p>
          </table:table-cell>
          <table:table-cell office:value-type="float" office:value="82.698" calcext:value-type="float">
            <text:p>82.7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0.7225" calcext:value-type="float">
            <text:p>0.72</text:p>
          </table:table-cell>
          <table:table-cell office:value-type="float" office:value="53.808" calcext:value-type="float">
            <text:p>53.8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0.846666666666667" calcext:value-type="float">
            <text:p>0.85</text:p>
          </table:table-cell>
          <table:table-cell office:value-type="float" office:value="29.461" calcext:value-type="float">
            <text:p>29.4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0.893333333333333" calcext:value-type="float">
            <text:p>0.89</text:p>
          </table:table-cell>
          <table:table-cell office:value-type="float" office:value="29.975" calcext:value-type="float">
            <text:p>29.9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0.943333333333333" calcext:value-type="float">
            <text:p>0.94</text:p>
          </table:table-cell>
          <table:table-cell office:value-type="float" office:value="15.964" calcext:value-type="float">
            <text:p>15.96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0.96" calcext:value-type="float">
            <text:p>0.96</text:p>
          </table:table-cell>
          <table:table-cell office:value-type="float" office:value="16.137" calcext:value-type="float">
            <text:p>16.1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0.973333333333333" calcext:value-type="float">
            <text:p>0.97</text:p>
          </table:table-cell>
          <table:table-cell office:value-type="float" office:value="16.065" calcext:value-type="float">
            <text:p>16.0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.993333333333333" calcext:value-type="float">
            <text:p>0.99</text:p>
          </table:table-cell>
          <table:table-cell office:value-type="float" office:value="16.371" calcext:value-type="float">
            <text:p>16.3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0.996666666666667" calcext:value-type="float">
            <text:p>1.00</text:p>
          </table:table-cell>
          <table:table-cell office:value-type="float" office:value="16.23" calcext:value-type="float">
            <text:p>16.2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0.993333333333333" calcext:value-type="float">
            <text:p>0.99</text:p>
          </table:table-cell>
          <table:table-cell office:value-type="float" office:value="16.34" calcext:value-type="float">
            <text:p>16.3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0.993333333333333" calcext:value-type="float">
            <text:p>0.99</text:p>
          </table:table-cell>
          <table:table-cell office:value-type="float" office:value="16.165" calcext:value-type="float">
            <text:p>16.17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.00</text:p>
          </table:table-cell>
          <table:table-cell office:value-type="float" office:value="16.428" calcext:value-type="float">
            <text:p>16.4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.00</text:p>
          </table:table-cell>
          <table:table-cell office:value-type="float" office:value="16.381" calcext:value-type="float">
            <text:p>16.3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.00</text:p>
          </table:table-cell>
          <table:table-cell office:value-type="float" office:value="16.624" calcext:value-type="float">
            <text:p>16.6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.00</text:p>
          </table:table-cell>
          <table:table-cell office:value-type="float" office:value="16.434" calcext:value-type="float">
            <text:p>16.4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130752688172043" calcext:value-type="float">
            <text:p>0.01</text:p>
          </table:table-cell>
          <table:table-cell office:value-type="float" office:value="689.413" calcext:value-type="float">
            <text:p>689.4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0.0908627450980392" calcext:value-type="float">
            <text:p>0.09</text:p>
          </table:table-cell>
          <table:table-cell office:value-type="float" office:value="628.665" calcext:value-type="float">
            <text:p>628.67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0.254133333333333" calcext:value-type="float">
            <text:p>0.25</text:p>
          </table:table-cell>
          <table:table-cell office:value-type="float" office:value="264.061" calcext:value-type="float">
            <text:p>264.0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0.484444444444444" calcext:value-type="float">
            <text:p>0.48</text:p>
          </table:table-cell>
          <table:table-cell office:value-type="float" office:value="122.989" calcext:value-type="float">
            <text:p>122.99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0.649333333333333" calcext:value-type="float">
            <text:p>0.65</text:p>
          </table:table-cell>
          <table:table-cell office:value-type="float" office:value="78.635" calcext:value-type="float">
            <text:p>78.6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0.78" calcext:value-type="float">
            <text:p>0.78</text:p>
          </table:table-cell>
          <table:table-cell office:value-type="float" office:value="52.483" calcext:value-type="float">
            <text:p>52.4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2" calcext:value-type="float">
            <text:p>22</text:p>
          </table:table-cell>
          <table:table-cell office:value-type="float" office:value="0.881666666666667" calcext:value-type="float">
            <text:p>0.88</text:p>
          </table:table-cell>
          <table:table-cell office:value-type="float" office:value="37.697" calcext:value-type="float">
            <text:p>37.7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0.91" calcext:value-type="float">
            <text:p>0.91</text:p>
          </table:table-cell>
          <table:table-cell office:value-type="float" office:value="19.577" calcext:value-type="float">
            <text:p>19.5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0.963333333333333" calcext:value-type="float">
            <text:p>0.96</text:p>
          </table:table-cell>
          <table:table-cell office:value-type="float" office:value="20.084" calcext:value-type="float">
            <text:p>20.08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0.98" calcext:value-type="float">
            <text:p>0.98</text:p>
          </table:table-cell>
          <table:table-cell office:value-type="float" office:value="20.452" calcext:value-type="float">
            <text:p>20.4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.993333333333333" calcext:value-type="float">
            <text:p>0.99</text:p>
          </table:table-cell>
          <table:table-cell office:value-type="float" office:value="20.63" calcext:value-type="float">
            <text:p>20.6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0.993333333333333" calcext:value-type="float">
            <text:p>0.99</text:p>
          </table:table-cell>
          <table:table-cell office:value-type="float" office:value="20.422" calcext:value-type="float">
            <text:p>20.4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.00</text:p>
          </table:table-cell>
          <table:table-cell office:value-type="float" office:value="20.612" calcext:value-type="float">
            <text:p>20.6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0.996666666666667" calcext:value-type="float">
            <text:p>1.00</text:p>
          </table:table-cell>
          <table:table-cell office:value-type="float" office:value="20.703" calcext:value-type="float">
            <text:p>20.7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.00</text:p>
          </table:table-cell>
          <table:table-cell office:value-type="float" office:value="20.34" calcext:value-type="float">
            <text:p>20.3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.00</text:p>
          </table:table-cell>
          <table:table-cell office:value-type="float" office:value="20.407" calcext:value-type="float">
            <text:p>20.4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2" calcext:value-type="float">
            <text:p>42</text:p>
          </table:table-cell>
          <table:table-cell office:value-type="float" office:value="0.996666666666667" calcext:value-type="float">
            <text:p>1.00</text:p>
          </table:table-cell>
          <table:table-cell office:value-type="float" office:value="20.35" calcext:value-type="float">
            <text:p>20.3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.00</text:p>
          </table:table-cell>
          <table:table-cell office:value-type="float" office:value="20.636" calcext:value-type="float">
            <text:p>20.6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0.00572043010752688" calcext:value-type="float">
            <text:p>0.01</text:p>
          </table:table-cell>
          <table:table-cell office:value-type="float" office:value="702.331" calcext:value-type="float">
            <text:p>702.3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.0558741258741259" calcext:value-type="float">
            <text:p>0.06</text:p>
          </table:table-cell>
          <table:table-cell office:value-type="float" office:value="1098.671" calcext:value-type="float">
            <text:p>1098.6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0.204242424242424" calcext:value-type="float">
            <text:p>0.20</text:p>
          </table:table-cell>
          <table:table-cell office:value-type="float" office:value="379.833" calcext:value-type="float">
            <text:p>379.8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6" calcext:value-type="float">
            <text:p>16</text:p>
          </table:table-cell>
          <table:table-cell office:value-type="float" office:value="0.418611111111111" calcext:value-type="float">
            <text:p>0.42</text:p>
          </table:table-cell>
          <table:table-cell office:value-type="float" office:value="186.574" calcext:value-type="float">
            <text:p>186.57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office:value-type="float" office:value="0.585555555555556" calcext:value-type="float">
            <text:p>0.59</text:p>
          </table:table-cell>
          <table:table-cell office:value-type="float" office:value="109.829" calcext:value-type="float">
            <text:p>109.8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0.767777777777778" calcext:value-type="float">
            <text:p>0.77</text:p>
          </table:table-cell>
          <table:table-cell office:value-type="float" office:value="62.178" calcext:value-type="float">
            <text:p>62.1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0.853333333333333" calcext:value-type="float">
            <text:p>0.85</text:p>
          </table:table-cell>
          <table:table-cell office:value-type="float" office:value="44.525" calcext:value-type="float">
            <text:p>44.53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office:value-type="float" office:value="0.911666666666667" calcext:value-type="float">
            <text:p>0.91</text:p>
          </table:table-cell>
          <table:table-cell office:value-type="float" office:value="45.19" calcext:value-type="float">
            <text:p>45.1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" calcext:value-type="float">
            <text:p>26</text:p>
          </table:table-cell>
          <table:table-cell office:value-type="float" office:value="0.94" calcext:value-type="float">
            <text:p>0.94</text:p>
          </table:table-cell>
          <table:table-cell office:value-type="float" office:value="24.259" calcext:value-type="float">
            <text:p>24.2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  <table:table-cell office:value-type="float" office:value="0.966666666666667" calcext:value-type="float">
            <text:p>0.97</text:p>
          </table:table-cell>
          <table:table-cell office:value-type="float" office:value="24.262" calcext:value-type="float">
            <text:p>24.2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.00</text:p>
          </table:table-cell>
          <table:table-cell office:value-type="float" office:value="24.58" calcext:value-type="float">
            <text:p>24.5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2" calcext:value-type="float">
            <text:p>32</text:p>
          </table:table-cell>
          <table:table-cell office:value-type="float" office:value="0.996666666666667" calcext:value-type="float">
            <text:p>1.00</text:p>
          </table:table-cell>
          <table:table-cell office:value-type="float" office:value="24.74" calcext:value-type="float">
            <text:p>24.74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" calcext:value-type="float">
            <text:p>34</text:p>
          </table:table-cell>
          <table:table-cell office:value-type="float" office:value="0.986666666666667" calcext:value-type="float">
            <text:p>0.99</text:p>
          </table:table-cell>
          <table:table-cell office:value-type="float" office:value="24.681" calcext:value-type="float">
            <text:p>24.6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0.986666666666667" calcext:value-type="float">
            <text:p>0.99</text:p>
          </table:table-cell>
          <table:table-cell office:value-type="float" office:value="25.601" calcext:value-type="float">
            <text:p>25.60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0.99" calcext:value-type="float">
            <text:p>0.99</text:p>
          </table:table-cell>
          <table:table-cell office:value-type="float" office:value="24.46" calcext:value-type="float">
            <text:p>24.46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.00</text:p>
          </table:table-cell>
          <table:table-cell office:value-type="float" office:value="24.982" calcext:value-type="float">
            <text:p>24.98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0.996666666666667" calcext:value-type="float">
            <text:p>1.00</text:p>
          </table:table-cell>
          <table:table-cell office:value-type="float" office:value="24.694" calcext:value-type="float">
            <text:p>24.69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.00</text:p>
          </table:table-cell>
          <table:table-cell office:value-type="float" office:value="24.576" calcext:value-type="float">
            <text:p>24.58</text:p>
          </table:table-cell>
          <table:table-cell table:number-columns-repeated="2"/>
        </table:table-row>
      </table:table>
      <table:table table:name="BRTP-5-exp1" table:style-name="ta1">
        <table:table-column table:style-name="co9" table:default-cell-style-name="ce13"/>
        <table:table-column table:style-name="co10" table:default-cell-style-name="ce13"/>
        <table:table-column table:style-name="co4" table:default-cell-style-name="ce15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9" table:default-cell-style-name="ce13"/>
        <table:table-column table:style-name="co15" table:default-cell-style-name="ce13"/>
        <table:table-column table:style-name="co6" table:default-cell-style-name="ce13"/>
        <table:table-column table:style-name="co16" table:default-cell-style-name="ce13"/>
        <table:table-column table:style-name="co4" table:number-columns-repeated="16371" table:default-cell-style-name="Default"/>
        <table:table-row table:style-name="ro1">
          <table:table-cell table:style-name="ce2" office:value-type="string" calcext:value-type="string" table:number-columns-spanned="13" table:number-rows-spanned="1">
            <text:p>Bounded-retransmission</text:p>
          </table:table-cell>
          <table:covered-table-cell table:number-columns-repeated="12" table:style-name="ce8"/>
          <table:table-cell table:number-columns-repeated="16371"/>
        </table:table-row>
        <table:table-row table:style-name="ro3"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Retries</text:p>
          </table:table-cell>
          <table:table-cell table:style-name="ce10" office:value-type="string" calcext:value-type="string">
            <text:p>Failure Prob.</text:p>
          </table:table-cell>
          <table:table-cell table:style-name="ce10" office:value-type="string" calcext:value-type="string">
            <text:p>Weight DMN_ack, DMN_datach</text:p>
          </table:table-cell>
          <table:table-cell table:style-name="ce10" office:value-type="string" calcext:value-type="string">
            <text:p>weight SND, RCV</text:p>
          </table:table-cell>
          <table:table-cell table:style-name="ce10" office:value-type="string" calcext:value-type="string">
            <text:p>Obs 1 (failure)</text:p>
          </table:table-cell>
          <table:table-cell table:style-name="ce10" office:value-type="string" calcext:value-type="string">
            <text:p>Obs 2 (success)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string" calcext:value-type="string">
            <text:p>bs</text:p>
          </table:table-cell>
          <table:table-cell table:style-name="ce10" office:value-type="string" calcext:value-type="string">
            <text:p>ms</text:p>
          </table:table-cell>
          <table:table-cell table:style-name="ce10" office:value-type="string" calcext:value-type="string">
            <text:p>Execution Time (seg.)</text:p>
          </table:table-cell>
          <table:table-cell table:style-name="ce10" office:value-type="string" calcext:value-type="string">
            <text:p>Confidence Interval Reached</text:p>
          </table:table-cell>
          <table:table-cell table:style-name="ce16" table:number-columns-repeated="16371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2.993" calcext:value-type="float">
            <text:p>42.993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6.192" calcext:value-type="float">
            <text:p>46.192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25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51.364" calcext:value-type="float">
            <text:p>51.364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3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59.437" calcext:value-type="float">
            <text:p>59.437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7" calcext:value-type="float">
            <text:p>0.047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37.956" calcext:value-type="float">
            <text:p>237.956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67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03" calcext:value-type="float">
            <text:p>0.803</text:p>
          </table:table-cell>
          <table:table-cell office:value-type="float" office:value="0.176" calcext:value-type="float">
            <text:p>0.17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881.082" calcext:value-type="float">
            <text:p>881.082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75%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2.105" calcext:value-type="float">
            <text:p>42.105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80%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8.165" calcext:value-type="float">
            <text:p>28.165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90%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1.501" calcext:value-type="float">
            <text:p>21.501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4" table:number-columns-repeated="13"/>
          <table:table-cell table:number-columns-repeated="163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37.662" calcext:value-type="float">
            <text:p>137.662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53.455" calcext:value-type="float">
            <text:p>153.455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55.514" calcext:value-type="float">
            <text:p>155.514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84.545" calcext:value-type="float">
            <text:p>184.545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6" calcext:value-type="float">
            <text:p>0.136</text:p>
          </table:table-cell>
          <table:table-cell office:value-type="float" office:value="0.859" calcext:value-type="float">
            <text:p>0.85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037.464" calcext:value-type="float">
            <text:p>2037.464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7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80.164" calcext:value-type="float">
            <text:p>80.164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%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3.26" calcext:value-type="float">
            <text:p>43.26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%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9.915" calcext:value-type="float">
            <text:p>29.915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0%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8.554" calcext:value-type="float">
            <text:p>28.554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4" table:number-columns-repeated="13"/>
          <table:table-cell table:number-columns-repeated="1637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61.432" calcext:value-type="float">
            <text:p>461.432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73.382" calcext:value-type="float">
            <text:p>473.382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602.143" calcext:value-type="float">
            <text:p>602.143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641.225" calcext:value-type="float">
            <text:p>641.225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1" calcext:value-type="float">
            <text:p>0.171</text:p>
          </table:table-cell>
          <table:table-cell office:value-type="float" office:value="0.829" calcext:value-type="float">
            <text:p>0.82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6017.247" calcext:value-type="float">
            <text:p>6017.247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7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12.518" calcext:value-type="float">
            <text:p>112.518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%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37.097" calcext:value-type="float">
            <text:p>37.097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%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8.889" calcext:value-type="float">
            <text:p>28.889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0%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2.306" calcext:value-type="float">
            <text:p>22.306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4" table:number-columns-repeated="13"/>
          <table:table-cell table:number-columns-repeated="1637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454.881" calcext:value-type="float">
            <text:p>1454.881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540.779" calcext:value-type="float">
            <text:p>1540.779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083.114" calcext:value-type="float">
            <text:p>2083.114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940.68" calcext:value-type="float">
            <text:p>1940.68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0.58" calcext:value-type="float">
            <text:p>0.58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066.428" calcext:value-type="float">
            <text:p>2066.428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7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123.953" calcext:value-type="float">
            <text:p>123.953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%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3.221" calcext:value-type="float">
            <text:p>43.221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%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9.301" calcext:value-type="float">
            <text:p>29.301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0%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1.592" calcext:value-type="float">
            <text:p>21.592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table:style-name="ce14" table:number-columns-repeated="13"/>
          <table:table-cell table:number-columns-repeated="1637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%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7789.809" calcext:value-type="float">
            <text:p>7789.809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8694.05" calcext:value-type="float">
            <text:p>8694.05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9403.947" calcext:value-type="float">
            <text:p>9403.947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9179.609" calcext:value-type="float">
            <text:p>9179.609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0.29" calcext:value-type="float">
            <text:p>0.29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6905.263" calcext:value-type="float">
            <text:p>6905.263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7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94.852" calcext:value-type="float">
            <text:p>94.852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%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46.209" calcext:value-type="float">
            <text:p>46.209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%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31.891" calcext:value-type="float">
            <text:p>31.891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0%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00" calcext:value-type="float">
            <text:p>100</text:p>
          </table:table-cell>
          <table:table-cell office:value-type="float" office:value="1500" calcext:value-type="float">
            <text:p>1500</text:p>
          </table:table-cell>
          <table:table-cell office:value-type="float" office:value="23.396" calcext:value-type="float">
            <text:p>23.396</text:p>
          </table:table-cell>
          <table:table-cell office:value-type="float" office:value="1" calcext:value-type="float">
            <text:p>1</text:p>
          </table:table-cell>
          <table:table-cell table:number-columns-repeated="16371"/>
        </table:table-row>
      </table:table>
      <table:table table:name="BRTP-5-exp2" table:style-name="ta1">
        <table:table-column table:style-name="co17" table:default-cell-style-name="ce13"/>
        <table:table-column table:style-name="co18" table:default-cell-style-name="ce18"/>
        <table:table-column table:style-name="co19" table:default-cell-style-name="ce13"/>
        <table:table-column table:style-name="co20" table:default-cell-style-name="ce13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2" office:value-type="string" calcext:value-type="string" table:number-columns-spanned="14" table:number-rows-spanned="1">
            <text:p>Bounded-retransmission</text:p>
          </table:table-cell>
          <table:covered-table-cell table:number-columns-repeated="13" table:style-name="ce8"/>
        </table:table-row>
        <table:table-row table:style-name="ro3"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Failure Prob.</text:p>
          </table:table-cell>
          <table:table-cell table:style-name="ce10" office:value-type="string" calcext:value-type="string">
            <text:p>Weight DMN_ack, DMN_datach</text:p>
          </table:table-cell>
          <table:table-cell table:style-name="ce10" office:value-type="string" calcext:value-type="string">
            <text:p>weight SND, RCV</text:p>
          </table:table-cell>
          <table:table-cell table:style-name="ce10" office:value-type="string" calcext:value-type="string">
            <text:p>Obs 3 (sends)</text:p>
          </table:table-cell>
          <table:table-cell table:style-name="ce10" office:value-type="string" calcext:value-type="string">
            <text:p>Obs 4 (retries)</text:p>
          </table:table-cell>
          <table:table-cell table:style-name="ce10" office:value-type="string" calcext:value-type="string">
            <text:p>a</text:p>
          </table:table-cell>
          <table:table-cell table:style-name="ce10" office:value-type="string" calcext:value-type="string">
            <text:p>d1</text:p>
          </table:table-cell>
          <table:table-cell table:style-name="ce10" office:value-type="string" calcext:value-type="string">
            <text:p>bs</text:p>
          </table:table-cell>
          <table:table-cell table:style-name="ce10" office:value-type="string" calcext:value-type="string">
            <text:p>ms</text:p>
          </table:table-cell>
          <table:table-cell table:style-name="ce10" office:value-type="string" calcext:value-type="string">
            <text:p>Execution Time (seg)</text:p>
          </table:table-cell>
          <table:table-cell table:style-name="ce10" office:value-type="string" calcext:value-type="string">
            <text:p>Confidence Interval Reached</text:p>
          </table:table-cell>
          <table:table-cell table:style-name="ce10" office:value-type="string" calcext:value-type="string">
            <text:p>Rate retries/sends</text:p>
          </table:table-cell>
          <table:table-cell table:style-name="ce10" office:value-type="string" calcext:value-type="string">
            <text:p>Rate sends/N</text:p>
          </table:table-cell>
        </table:table-row>
        <table:table-row table:style-name="ro4">
          <table:table-cell office:value-type="float" office:value="20" calcext:value-type="float">
            <text:p>20</text:p>
          </table:table-cell>
          <table:table-cell table:formula="of:=[.C3] / SUM([.C3:.D3])" office:value-type="float" office:value="0.1" calcext:value-type="float">
            <text:p>0.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42.59" calcext:value-type="float">
            <text:p>42.59</text:p>
          </table:table-cell>
          <table:table-cell table:style-name="ce13" office:value-type="float" office:value="22.59" calcext:value-type="float">
            <text:p>22.59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44.179" calcext:value-type="float">
            <text:p>44.17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3041" calcext:value-type="float">
            <text:p>0.53041</text:p>
          </table:table-cell>
          <table:table-cell table:style-name="ce13" office:value-type="float" office:value="2.1295" calcext:value-type="float">
            <text:p>2.12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4] / SUM([.C4:.D4])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6.99" calcext:value-type="float">
            <text:p>46.99</text:p>
          </table:table-cell>
          <table:table-cell table:style-name="ce13" office:value-type="float" office:value="26.99" calcext:value-type="float">
            <text:p>26.99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47.085" calcext:value-type="float">
            <text:p>47.08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7438" calcext:value-type="float">
            <text:p>0.57438</text:p>
          </table:table-cell>
          <table:table-cell table:style-name="ce13" office:value-type="float" office:value="2.3495" calcext:value-type="float">
            <text:p>2.34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5] / SUM([.C5:.D5])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48.88" calcext:value-type="float">
            <text:p>48.88</text:p>
          </table:table-cell>
          <table:table-cell table:style-name="ce13" office:value-type="float" office:value="28.88" calcext:value-type="float">
            <text:p>28.88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53.592" calcext:value-type="float">
            <text:p>53.59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9083" calcext:value-type="float">
            <text:p>0.59083</text:p>
          </table:table-cell>
          <table:table-cell table:style-name="ce13" office:value-type="float" office:value="2.444" calcext:value-type="float">
            <text:p>2.4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6] / SUM([.C6:.D6])" office:value-type="float" office:value="0.3333333333333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54.62" calcext:value-type="float">
            <text:p>54.62</text:p>
          </table:table-cell>
          <table:table-cell table:style-name="ce13" office:value-type="float" office:value="34.62" calcext:value-type="float">
            <text:p>34.62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57.699" calcext:value-type="float">
            <text:p>57.69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63383" calcext:value-type="float">
            <text:p>0.63383</text:p>
          </table:table-cell>
          <table:table-cell table:style-name="ce13" office:value-type="float" office:value="2.731" calcext:value-type="float">
            <text:p>2.7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7] / SUM([.C7:.D7])" office:value-type="float" office:value="0.5" calcext:value-type="float">
            <text:p>0.5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79.52" calcext:value-type="float">
            <text:p>79.52</text:p>
          </table:table-cell>
          <table:table-cell table:style-name="ce13" office:value-type="float" office:value="59.52" calcext:value-type="float">
            <text:p>59.52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75.69" calcext:value-type="float">
            <text:p>75.6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4849" calcext:value-type="float">
            <text:p>0.74849</text:p>
          </table:table-cell>
          <table:table-cell table:style-name="ce13" office:value-type="float" office:value="3.976" calcext:value-type="float">
            <text:p>3.9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8] / SUM([.C8:.D8])" office:value-type="float" office:value="0.1" calcext:value-type="float">
            <text:p>0.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105.97" calcext:value-type="float">
            <text:p>105.97</text:p>
          </table:table-cell>
          <table:table-cell table:style-name="ce13" office:value-type="float" office:value="55.97" calcext:value-type="float">
            <text:p>55.97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147.169" calcext:value-type="float">
            <text:p>147.16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2817" calcext:value-type="float">
            <text:p>0.52817</text:p>
          </table:table-cell>
          <table:table-cell table:style-name="ce13" office:value-type="float" office:value="2.1194" calcext:value-type="float">
            <text:p>2.11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9] / SUM([.C9:.D9])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14.17" calcext:value-type="float">
            <text:p>114.17</text:p>
          </table:table-cell>
          <table:table-cell table:style-name="ce13" office:value-type="float" office:value="64.17" calcext:value-type="float">
            <text:p>64.17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153.075" calcext:value-type="float">
            <text:p>153.07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6206" calcext:value-type="float">
            <text:p>0.56206</text:p>
          </table:table-cell>
          <table:table-cell table:style-name="ce13" office:value-type="float" office:value="2.2834" calcext:value-type="float">
            <text:p>2.28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10] / SUM([.C10:.D10])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22.08" calcext:value-type="float">
            <text:p>122.08</text:p>
          </table:table-cell>
          <table:table-cell table:style-name="ce13" office:value-type="float" office:value="72.08" calcext:value-type="float">
            <text:p>72.08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155.014" calcext:value-type="float">
            <text:p>155.01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9043" calcext:value-type="float">
            <text:p>0.59043</text:p>
          </table:table-cell>
          <table:table-cell table:style-name="ce13" office:value-type="float" office:value="2.4416" calcext:value-type="float">
            <text:p>2.44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11] / SUM([.C11:.D11])" office:value-type="float" office:value="0.3333333333333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37.32" calcext:value-type="float">
            <text:p>137.32</text:p>
          </table:table-cell>
          <table:table-cell table:style-name="ce13" office:value-type="float" office:value="87.32" calcext:value-type="float">
            <text:p>87.32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189.56" calcext:value-type="float">
            <text:p>189.5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63589" calcext:value-type="float">
            <text:p>0.63589</text:p>
          </table:table-cell>
          <table:table-cell table:style-name="ce13" office:value-type="float" office:value="2.7464" calcext:value-type="float">
            <text:p>2.74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12] / SUM([.C12:.D12])" office:value-type="float" office:value="0.5" calcext:value-type="float">
            <text:p>0.5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195.37" calcext:value-type="float">
            <text:p>195.37</text:p>
          </table:table-cell>
          <table:table-cell table:style-name="ce13" office:value-type="float" office:value="145.37" calcext:value-type="float">
            <text:p>145.37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247.711" calcext:value-type="float">
            <text:p>247.71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4408" calcext:value-type="float">
            <text:p>0.74408</text:p>
          </table:table-cell>
          <table:table-cell table:style-name="ce13" office:value-type="float" office:value="3.9074" calcext:value-type="float">
            <text:p>3.90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13] / SUM([.C13:.D13])" office:value-type="float" office:value="0.1" calcext:value-type="float">
            <text:p>0.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210.04" calcext:value-type="float">
            <text:p>210.04</text:p>
          </table:table-cell>
          <table:table-cell table:style-name="ce13" office:value-type="float" office:value="110.04" calcext:value-type="float">
            <text:p>110.04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390.21" calcext:value-type="float">
            <text:p>390.2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239" calcext:value-type="float">
            <text:p>0.5239</text:p>
          </table:table-cell>
          <table:table-cell table:style-name="ce13" office:value-type="float" office:value="2.1004" calcext:value-type="float">
            <text:p>2.10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14] / SUM([.C14:.D14])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229.6" calcext:value-type="float">
            <text:p>229.6</text:p>
          </table:table-cell>
          <table:table-cell table:style-name="ce13" office:value-type="float" office:value="129.6" calcext:value-type="float">
            <text:p>129.6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481.56" calcext:value-type="float">
            <text:p>481.5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6446" calcext:value-type="float">
            <text:p>0.56446</text:p>
          </table:table-cell>
          <table:table-cell table:style-name="ce13" office:value-type="float" office:value="2.296" calcext:value-type="float">
            <text:p>2.2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15] / SUM([.C15:.D15])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246.22" calcext:value-type="float">
            <text:p>246.22</text:p>
          </table:table-cell>
          <table:table-cell table:style-name="ce13" office:value-type="float" office:value="146.22" calcext:value-type="float">
            <text:p>146.22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569" calcext:value-type="float">
            <text:p>56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9386" calcext:value-type="float">
            <text:p>0.59386</text:p>
          </table:table-cell>
          <table:table-cell table:style-name="ce13" office:value-type="float" office:value="2.4622" calcext:value-type="float">
            <text:p>2.46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16] / SUM([.C16:.D16])" office:value-type="float" office:value="0.3333333333333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277.16" calcext:value-type="float">
            <text:p>277.16</text:p>
          </table:table-cell>
          <table:table-cell table:style-name="ce13" office:value-type="float" office:value="177.16" calcext:value-type="float">
            <text:p>177.16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547.029" calcext:value-type="float">
            <text:p>547.02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6392" calcext:value-type="float">
            <text:p>0.6392</text:p>
          </table:table-cell>
          <table:table-cell table:style-name="ce13" office:value-type="float" office:value="2.7716" calcext:value-type="float">
            <text:p>2.77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17] / SUM([.C17:.D17])" office:value-type="float" office:value="0.5" calcext:value-type="float">
            <text:p>0.5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400.18" calcext:value-type="float">
            <text:p>400.18</text:p>
          </table:table-cell>
          <table:table-cell table:style-name="ce13" office:value-type="float" office:value="300.18" calcext:value-type="float">
            <text:p>300.18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1444.768" calcext:value-type="float">
            <text:p>1444.768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5011" calcext:value-type="float">
            <text:p>0.75011</text:p>
          </table:table-cell>
          <table:table-cell table:style-name="ce13" office:value-type="float" office:value="4.0018" calcext:value-type="float">
            <text:p>4.0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C18] / SUM([.C18:.D18])" office:value-type="float" office:value="0.1" calcext:value-type="float">
            <text:p>0.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422.79" calcext:value-type="float">
            <text:p>422.79</text:p>
          </table:table-cell>
          <table:table-cell table:style-name="ce13" office:value-type="float" office:value="222.79" calcext:value-type="float">
            <text:p>222.79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1292.849" calcext:value-type="float">
            <text:p>1292.84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2695" calcext:value-type="float">
            <text:p>0.52695</text:p>
          </table:table-cell>
          <table:table-cell table:style-name="ce13" office:value-type="float" office:value="2.11395" calcext:value-type="float">
            <text:p>2.113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C19] / SUM([.C19:.D19])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463.91" calcext:value-type="float">
            <text:p>463.91</text:p>
          </table:table-cell>
          <table:table-cell table:style-name="ce13" office:value-type="float" office:value="263.91" calcext:value-type="float">
            <text:p>263.91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1405.454" calcext:value-type="float">
            <text:p>1405.45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6888" calcext:value-type="float">
            <text:p>0.56888</text:p>
          </table:table-cell>
          <table:table-cell table:style-name="ce13" office:value-type="float" office:value="2.31955" calcext:value-type="float">
            <text:p>2.3195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C20] / SUM([.C20:.D20])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489.16" calcext:value-type="float">
            <text:p>489.16</text:p>
          </table:table-cell>
          <table:table-cell table:style-name="ce13" office:value-type="float" office:value="289.16" calcext:value-type="float">
            <text:p>289.16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1681.29" calcext:value-type="float">
            <text:p>1681.2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9114" calcext:value-type="float">
            <text:p>0.59114</text:p>
          </table:table-cell>
          <table:table-cell table:style-name="ce13" office:value-type="float" office:value="2.4458" calcext:value-type="float">
            <text:p>2.445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C21] / SUM([.C21:.D21])" office:value-type="float" office:value="0.3333333333333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546.275" calcext:value-type="float">
            <text:p>546.275</text:p>
          </table:table-cell>
          <table:table-cell table:style-name="ce13" office:value-type="float" office:value="346.275" calcext:value-type="float">
            <text:p>346.275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3612.366" calcext:value-type="float">
            <text:p>3612.36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63388" calcext:value-type="float">
            <text:p>0.63388</text:p>
          </table:table-cell>
          <table:table-cell table:style-name="ce13" office:value-type="float" office:value="2.73138" calcext:value-type="float">
            <text:p>2.7313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C22] / SUM([.C22:.D22])" office:value-type="float" office:value="0.5" calcext:value-type="float">
            <text:p>0.5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799.98" calcext:value-type="float">
            <text:p>799.98</text:p>
          </table:table-cell>
          <table:table-cell table:style-name="ce13" office:value-type="float" office:value="599.98" calcext:value-type="float">
            <text:p>599.98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13202.973" calcext:value-type="float">
            <text:p>13202.97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4999" calcext:value-type="float">
            <text:p>0.74999</text:p>
          </table:table-cell>
          <table:table-cell table:style-name="ce13" office:value-type="float" office:value="3.9999" calcext:value-type="float">
            <text:p>3.99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23] / SUM([.C23:.D23])" office:value-type="float" office:value="0.1" calcext:value-type="float">
            <text:p>0.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3" office:value-type="float" office:value="1064.54" calcext:value-type="float">
            <text:p>1064.54</text:p>
          </table:table-cell>
          <table:table-cell table:style-name="ce13" office:value-type="float" office:value="564.54" calcext:value-type="float">
            <text:p>564.54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22598.274" calcext:value-type="float">
            <text:p>22598.27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3031" calcext:value-type="float">
            <text:p>0.53031</text:p>
          </table:table-cell>
          <table:table-cell table:style-name="ce13" office:value-type="float" office:value="2.12908" calcext:value-type="float">
            <text:p>2.1290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24] / SUM([.C24:.D24])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3" office:value-type="float" office:value="1153.14" calcext:value-type="float">
            <text:p>1153.14</text:p>
          </table:table-cell>
          <table:table-cell table:style-name="ce13" office:value-type="float" office:value="653.14" calcext:value-type="float">
            <text:p>653.14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22632.545" calcext:value-type="float">
            <text:p>22632.54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664" calcext:value-type="float">
            <text:p>0.5664</text:p>
          </table:table-cell>
          <table:table-cell table:style-name="ce13" office:value-type="float" office:value="2.30628" calcext:value-type="float">
            <text:p>2.306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25] / SUM([.C25:.D25])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3" office:value-type="float" office:value="1221.63" calcext:value-type="float">
            <text:p>1221.63</text:p>
          </table:table-cell>
          <table:table-cell table:style-name="ce13" office:value-type="float" office:value="721.63" calcext:value-type="float">
            <text:p>721.63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23998.636" calcext:value-type="float">
            <text:p>23998.63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59071" calcext:value-type="float">
            <text:p>0.59071</text:p>
          </table:table-cell>
          <table:table-cell table:style-name="ce13" office:value-type="float" office:value="2.44326" calcext:value-type="float">
            <text:p>2.443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26] / SUM([.C26:.D26])" office:value-type="float" office:value="0.3333333333333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float" office:value="1374.988" calcext:value-type="float">
            <text:p>1374.988</text:p>
          </table:table-cell>
          <table:table-cell table:style-name="ce13" office:value-type="float" office:value="874.988" calcext:value-type="float">
            <text:p>874.988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36567.842" calcext:value-type="float">
            <text:p>36567.84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63636" calcext:value-type="float">
            <text:p>0.63636</text:p>
          </table:table-cell>
          <table:table-cell table:style-name="ce13" office:value-type="float" office:value="2.74998" calcext:value-type="float">
            <text:p>2.7499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C27] / SUM([.C27:.D27])" office:value-type="float" office:value="0.5" calcext:value-type="float">
            <text:p>0.5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1997.46" calcext:value-type="float">
            <text:p>1997.46</text:p>
          </table:table-cell>
          <table:table-cell table:style-name="ce13" office:value-type="float" office:value="1497.46" calcext:value-type="float">
            <text:p>1497.46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500" calcext:value-type="float">
            <text:p>1500</text:p>
          </table:table-cell>
          <table:table-cell table:style-name="ce13" office:value-type="float" office:value="67560.653" calcext:value-type="float">
            <text:p>67560.65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74968" calcext:value-type="float">
            <text:p>0.74968</text:p>
          </table:table-cell>
          <table:table-cell table:style-name="ce13" office:value-type="float" office:value="3.99492" calcext:value-type="float">
            <text:p>3.99492</text:p>
          </table:table-cell>
        </table:table-row>
        <table:table-row table:style-name="ro2" table:number-rows-repeated="7">
          <table:table-cell table:style-name="Default" table:number-columns-repeated="4"/>
          <table:table-cell table:number-columns-repeated="10"/>
        </table:table-row>
        <table:table-row table:style-name="ro2" table:number-rows-repeated="4">
          <table:table-cell table:style-name="ce4"/>
          <table:table-cell table:style-name="ce11"/>
          <table:table-cell table:style-name="ce4" table:number-columns-repeated="2"/>
          <table:table-cell table:number-columns-repeated="10"/>
        </table:table-row>
        <table:table-row table:style-name="ro2">
          <table:table-cell table:style-name="ce4"/>
          <table:table-cell table:style-name="ce11"/>
          <table:table-cell table:style-name="ce4" table:number-columns-repeated="2"/>
          <table:table-cell table:number-columns-repeated="2"/>
          <table:table-cell table:style-name="ce12"/>
          <table:table-cell table:number-columns-repeated="7"/>
        </table:table-row>
        <table:table-row table:style-name="ro2" table:number-rows-repeated="17">
          <table:table-cell table:style-name="ce4"/>
          <table:table-cell table:style-name="ce11"/>
          <table:table-cell table:style-name="ce4" table:number-columns-repeated="2"/>
          <table:table-cell table:number-columns-repeated="10"/>
        </table:table-row>
        <table:table-row table:style-name="ro2">
          <table:table-cell table:style-name="ce4"/>
          <table:table-cell table:style-name="Default" table:number-columns-repeated="3"/>
          <table:table-cell table:number-columns-repeated="10"/>
        </table:table-row>
      </table:table>
      <table:table table:name="PNL-consensus" table:style-name="ta1">
        <table:table-column table:style-name="co2" table:default-cell-style-name="ce23"/>
        <table:table-column table:style-name="co30" table:default-cell-style-name="ce24"/>
        <table:table-column table:style-name="co31" table:number-columns-repeated="2" table:default-cell-style-name="ce24"/>
        <table:table-column table:style-name="co2" table:default-cell-style-name="ce24"/>
        <table:table-column table:style-name="co32" table:default-cell-style-name="ce24"/>
        <table:table-column table:style-name="co1" table:default-cell-style-name="ce24"/>
        <table:table-column table:style-name="co33" table:number-columns-repeated="2" table:default-cell-style-name="ce24"/>
        <table:table-column table:style-name="co34" table:default-cell-style-name="ce24"/>
        <table:table-row table:style-name="ro1">
          <table:table-cell table:style-name="ce21" office:value-type="string" calcext:value-type="string" table:number-columns-spanned="10" table:number-rows-spanned="1">
            <text:p>Consensus in PNL Logic</text:p>
          </table:table-cell>
          <table:covered-table-cell table:number-columns-repeated="9" table:style-name="ce22"/>
        </table:table-row>
        <table:table-row table:style-name="ro1">
          <table:table-cell table:style-name="ce22" office:value-type="string" calcext:value-type="string">
            <text:p>Experiment</text:p>
          </table:table-cell>
          <table:table-cell table:style-name="ce22" office:value-type="string" calcext:value-type="string">
            <text:p>Property</text:p>
          </table:table-cell>
          <table:table-cell table:style-name="ce22" office:value-type="string" calcext:value-type="string">
            <text:p>Alpha</text:p>
          </table:table-cell>
          <table:table-cell table:style-name="ce22" office:value-type="string" calcext:value-type="string">
            <text:p>Delta</text:p>
          </table:table-cell>
          <table:table-cell table:style-name="ce22" office:value-type="string" calcext:value-type="string">
            <text:p>Batch size</text:p>
          </table:table-cell>
          <table:table-cell table:style-name="ce22" office:value-type="string" calcext:value-type="string">
            <text:p>Time in seconds</text:p>
          </table:table-cell>
          <table:table-cell table:style-name="ce22" office:value-type="string" calcext:value-type="string">
            <text:p>Simulations</text:p>
          </table:table-cell>
          <table:table-cell table:style-name="ce22" office:value-type="string" calcext:value-type="string">
            <text:p>Obtained Value</text:p>
          </table:table-cell>
          <table:table-cell table:style-name="ce22" office:value-type="string" calcext:value-type="string">
            <text:p>Variance</text:p>
          </table:table-cell>
          <table:table-cell table:style-name="ce22" office:value-type="string" calcext:value-type="string">
            <text:p>Confidence interv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PNL(balanced)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2735.93" calcext:value-type="float">
            <text:p>2735.93</text:p>
          </table:table-cell>
          <table:table-cell office:value-type="float" office:value="46400" calcext:value-type="float">
            <text:p>46400</text:p>
          </table:table-cell>
          <table:table-cell office:value-type="float" office:value="0.497948164146868" calcext:value-type="float">
            <text:p>0.497948164146868</text:p>
          </table:table-cell>
          <table:table-cell office:value-type="float" office:value="0.250001189563359" calcext:value-type="float">
            <text:p>0.250001189563359</text:p>
          </table:table-cell>
          <table:table-cell office:value-type="float" office:value="0.0119709224484389" calcext:value-type="float">
            <text:p>0.01197092244843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PNL(balanced)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2639.935" calcext:value-type="float">
            <text:p>2639.935</text:p>
          </table:table-cell>
          <table:table-cell office:value-type="float" office:value="46400" calcext:value-type="float">
            <text:p>46400</text:p>
          </table:table-cell>
          <table:table-cell office:value-type="float" office:value="0.254341252699784" calcext:value-type="float">
            <text:p>0.254341252699784</text:p>
          </table:table-cell>
          <table:table-cell office:value-type="float" office:value="0.189655876114114" calcext:value-type="float">
            <text:p>0.189655876114114</text:p>
          </table:table-cell>
          <table:table-cell office:value-type="float" office:value="0.010426528417539" calcext:value-type="float">
            <text:p>0.0104265284175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NL(balanced)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5.631" calcext:value-type="float">
            <text:p>5.63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4" table:target-range-address="'BRTP-5-exp2'.A2:'BRTP-5-exp2'.N27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5">00/00/0000</text:date>, <text:time style:data-style-name="N2" text:time-value="17:25:43.8134307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0T12:32:43.751705389</meta:creation-date>
    <dc:date>2023-07-25T17:35:31.216251320</dc:date>
    <meta:editing-duration>PT1H50M34S</meta:editing-duration>
    <meta:editing-cycles>21</meta:editing-cycles>
    <meta:generator>LibreOffice/7.5.5.2$Linux_X86_64 LibreOffice_project/50$Build-2</meta:generator>
    <meta:document-statistic meta:table-count="6" meta:cell-count="2889" meta:object-count="0"/>
  </office:meta>
</office:document-meta>
</file>